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00ff00"/>
    </style:style>
    <style:style style:name="gr3" style:family="graphic" style:parent-style-name="measure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measure" style:list-style-name="L1">
      <style:graphic-properties draw:textarea-horizontal-align="center" draw:textarea-vertical-align="middle" draw:line-distance="1.17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measure" style:list-style-name="L1">
      <style:graphic-properties draw:textarea-horizontal-align="center" draw:textarea-vertical-align="middle" draw:line-distance="1.17cm"/>
    </style:style>
    <style:style style:name="gr9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23ff23" draw:secondary-fill-color="#cfe7e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23ff23" draw:secondary-fill-color="#cfe7e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2.921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1" style:family="graphic" style:parent-style-name="measure">
      <style:graphic-properties draw:textarea-horizontal-align="center" draw:textarea-vertical-align="middle" draw:end-guide="-1.102cm"/>
    </style:style>
    <style:style style:name="gr12" style:family="graphic" style:parent-style-name="measure" style:list-style-name="L1">
      <style:graphic-properties draw:textarea-horizontal-align="center" draw:textarea-vertical-align="middle" draw:line-distance="1.17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fill-color="#ff42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75cm" svg:y1="19.325cm" svg:x2="19.59cm" svg:y2="19.325cm">
          <text:p/>
        </draw:line>
        <draw:frame draw:style-name="gr2" draw:layer="layout" svg:width="5.37cm" svg:height="0.962cm" svg:x="1.345cm" svg:y="1.308cm">
          <draw:text-box>
            <text:p>ADC Sampling</text:p>
          </draw:text-box>
        </draw:frame>
        <draw:line draw:style-name="gr1" draw:text-style-name="P1" draw:layer="layout" svg:x1="1cm" svg:y1="5.445cm" svg:x2="20.615cm" svg:y2="5.445cm">
          <text:p/>
        </draw:line>
        <draw:frame draw:style-name="gr2" draw:layer="layout" svg:width="5.37cm" svg:height="0.962cm" svg:x="1.345cm" svg:y="7.985cm">
          <draw:text-box>
            <text:p>FFT Processing</text:p>
          </draw:text-box>
        </draw:frame>
        <draw:measure draw:style-name="gr3" draw:text-style-name="P1" draw:layer="layout" svg:x1="1.805cm" svg:y1="3.905cm" svg:x2="10.695cm" svg:y2="3.905cm">
          <text:p text:style-name="P2"><text:span text:style-name="T1">0.25 x 64 = 16 <text:s text:c="2"/>milliseconds</text:span></text:p>
        </draw:measure>
        <draw:frame draw:style-name="gr4" draw:layer="layout" svg:width="0.68cm" svg:height="0.962cm" svg:x="17.735cm" svg:y="18.363cm">
          <draw:text-box>
            <text:p>t</text:p>
          </draw:text-box>
        </draw:frame>
        <draw:custom-shape draw:style-name="gr5" draw:text-style-name="P1" draw:layer="layout" svg:width="0.127cm" svg:height="1.27cm" svg:x="1.805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2.189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2.574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2.958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3.342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3.727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4.111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27cm" svg:height="1.27cm" svg:x="4.495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4.88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5.264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5.648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6.033cm" svg:y="4.175cm">
          <text:p/>
          <draw:enhanced-geometry svg:viewBox="0 0 21600 21600" draw:type="rectangle" draw:enhanced-path="M 0 0 L 21600 0 21600 21600 0 21600 0 0 Z N"/>
        </draw:custom-shape>
        <draw:measure draw:style-name="gr6" draw:text-style-name="P3" draw:layer="layout" svg:x1="7.9cm" svg:y1="4.91cm" svg:x2="8.588cm" svg:y2="4.91cm">
          <text:p text:style-name="P3"><text:span text:style-name="T1">0.25 <text:s text:c="2"/>milliseconds</text:span></text:p>
        </draw:measure>
        <draw:custom-shape draw:style-name="gr5" draw:text-style-name="P1" draw:layer="layout" svg:width="0.127cm" svg:height="1.27cm" svg:x="6.417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6.802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7.186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7.57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7.955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8.339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8.723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27cm" svg:height="1.27cm" svg:x="9.108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9.492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9.876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0.261cm" svg:y="4.175cm">
          <text:p/>
          <draw:enhanced-geometry svg:viewBox="0 0 21600 21600" draw:type="rectangle" draw:enhanced-path="M 0 0 L 21600 0 21600 21600 0 21600 0 0 Z N"/>
        </draw:custom-shape>
        <draw:measure draw:style-name="gr3" draw:text-style-name="P1" draw:layer="layout" svg:x1="1.906cm" svg:y1="17.805cm" svg:x2="10.796cm" svg:y2="17.805cm">
          <text:p text:style-name="P2"><text:span text:style-name="T1"><text:s/></text:span><text:span text:style-name="T1">64 x 16 msec. = 1.024 milliseconds</text:span></text:p>
        </draw:measure>
        <draw:custom-shape draw:style-name="gr7" draw:text-style-name="P1" draw:layer="layout" svg:width="0.127cm" svg:height="1.27cm" svg:x="1.906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2.29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2.675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3.059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3.443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3.828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4.212cm" svg:y="18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127cm" svg:height="1.27cm" svg:x="4.596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4.981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5.365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5.749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6.134cm" svg:y="18.075cm">
          <text:p/>
          <draw:enhanced-geometry svg:viewBox="0 0 21600 21600" draw:type="rectangle" draw:enhanced-path="M 0 0 L 21600 0 21600 21600 0 21600 0 0 Z N"/>
        </draw:custom-shape>
        <draw:measure draw:style-name="gr8" draw:text-style-name="P3" draw:layer="layout" svg:x1="8.001cm" svg:y1="18.81cm" svg:x2="8.689cm" svg:y2="18.81cm">
          <text:p text:style-name="P3"><text:span text:style-name="T1">16 milliseconds</text:span></text:p>
        </draw:measure>
        <draw:custom-shape draw:style-name="gr7" draw:text-style-name="P1" draw:layer="layout" svg:width="0.127cm" svg:height="1.27cm" svg:x="6.518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6.903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7.287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7.671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8.056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8.44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8.824cm" svg:y="18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127cm" svg:height="1.27cm" svg:x="9.209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9.593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9.977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0.362cm" svg:y="18.0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0.744cm" svg:y="18.07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176cm" svg:y1="27.226cm" svg:x2="20.591cm" svg:y2="27.226cm">
          <text:p/>
        </draw:line>
        <draw:frame draw:style-name="gr2" draw:layer="layout" svg:width="6.255cm" svg:height="0.962cm" svg:x="1.395cm" svg:y="15.278cm">
          <draw:text-box>
            <text:p>Edge Enhancement</text:p>
          </draw:text-box>
        </draw:frame>
        <dr3d:scene draw:style-name="gr9" svg:width="16.391cm" svg:height="6.319cm" svg:x="2.906cm" svg:y="20.925cm" dr3d:transform="matrix (1 0 0 0 0.939692620785931 0.342020143325607 0 -0.342020143325607 0.939692620785931 -11.102cm 19.6563515645499cm 5.59637062486189cm)" dr3d:vrp="(0 0 49792.7531428571)" dr3d:vpn="(0 0 46871.7531428571)" dr3d:projection="perspective" dr3d:distance="2.921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2906 -23545 127 321" svg:d="m2906-23545v321h127v-321z"/>
          <dr3d:extrude draw:style-name="gr10" draw:layer="layout" svg:viewBox="3290 -23545 127 321" svg:d="m3290-23545v321h127v-321z"/>
          <dr3d:extrude draw:style-name="gr10" draw:layer="layout" svg:viewBox="3675 -23545 127 321" svg:d="m3675-23545v321h127v-321z"/>
          <dr3d:extrude draw:style-name="gr10" draw:layer="layout" svg:viewBox="4059 -23545 127 321" svg:d="m4059-23545v321h127v-321z"/>
          <dr3d:extrude draw:style-name="gr10" draw:layer="layout" svg:viewBox="4443 -23545 127 321" svg:d="m4443-23545v321h127v-321z"/>
          <dr3d:extrude draw:style-name="gr10" draw:layer="layout" svg:viewBox="4828 -23545 127 321" svg:d="m4828-23545v321h127v-321z"/>
          <dr3d:extrude draw:style-name="gr10" draw:layer="layout" svg:viewBox="5212 -23545 127 321" svg:d="m5212-23545v321h127v-321z"/>
          <dr3d:extrude draw:style-name="gr10" draw:layer="layout" svg:viewBox="5596 -23545 127 321" svg:d="m5596-23545v321h127v-321z"/>
          <dr3d:extrude draw:style-name="gr10" draw:layer="layout" svg:viewBox="5981 -23545 127 321" svg:d="m5981-23545v321h127v-321z"/>
          <dr3d:extrude draw:style-name="gr10" draw:layer="layout" svg:viewBox="6365 -23545 127 321" svg:d="m6365-23545v321h127v-321z"/>
          <dr3d:extrude draw:style-name="gr10" draw:layer="layout" svg:viewBox="6749 -23545 127 321" svg:d="m6749-23545v321h127v-321z"/>
          <dr3d:extrude draw:style-name="gr10" draw:layer="layout" svg:viewBox="7134 -23545 127 321" svg:d="m7134-23545v321h127v-321z"/>
          <dr3d:extrude draw:style-name="gr10" draw:layer="layout" svg:viewBox="7518 -23545 127 321" svg:d="m7518-23545v321h127v-321z"/>
          <dr3d:extrude draw:style-name="gr10" draw:layer="layout" svg:viewBox="7903 -23545 127 321" svg:d="m7903-23545v321h127v-321z"/>
          <dr3d:extrude draw:style-name="gr10" draw:layer="layout" svg:viewBox="8287 -23545 127 321" svg:d="m8287-23545v321h127v-321z"/>
          <dr3d:extrude draw:style-name="gr10" draw:layer="layout" svg:viewBox="8671 -23545 127 321" svg:d="m8671-23545v321h127v-321z"/>
          <dr3d:extrude draw:style-name="gr10" draw:layer="layout" svg:viewBox="3206 -23146 127 321" svg:d="m3206-23146v321h127v-321z"/>
          <dr3d:extrude draw:style-name="gr10" draw:layer="layout" svg:viewBox="3590 -23146 127 321" svg:d="m3590-23146v321h127v-321z"/>
          <dr3d:extrude draw:style-name="gr10" draw:layer="layout" svg:viewBox="3975 -23146 127 321" svg:d="m3975-23146v321h127v-321z"/>
          <dr3d:extrude draw:style-name="gr10" draw:layer="layout" svg:viewBox="4359 -23146 127 321" svg:d="m4359-23146v321h127v-321z"/>
          <dr3d:extrude draw:style-name="gr10" draw:layer="layout" svg:viewBox="4743 -23146 127 321" svg:d="m4743-23146v321h127v-321z"/>
          <dr3d:extrude draw:style-name="gr10" draw:layer="layout" svg:viewBox="5128 -23146 127 321" svg:d="m5128-23146v321h127v-321z"/>
          <dr3d:extrude draw:style-name="gr10" draw:layer="layout" svg:viewBox="5512 -23146 127 321" svg:d="m5512-23146v321h127v-321z"/>
          <dr3d:extrude draw:style-name="gr10" draw:layer="layout" svg:viewBox="5896 -23146 127 321" svg:d="m5896-23146v321h127v-321z"/>
          <dr3d:extrude draw:style-name="gr10" draw:layer="layout" svg:viewBox="6281 -23146 127 321" svg:d="m6281-23146v321h127v-321z"/>
          <dr3d:extrude draw:style-name="gr10" draw:layer="layout" svg:viewBox="6665 -23146 127 321" svg:d="m6665-23146v321h127v-321z"/>
          <dr3d:extrude draw:style-name="gr10" draw:layer="layout" svg:viewBox="7049 -23146 127 321" svg:d="m7049-23146v321h127v-321z"/>
          <dr3d:extrude draw:style-name="gr10" draw:layer="layout" svg:viewBox="7434 -23146 127 321" svg:d="m7434-23146v321h127v-321z"/>
          <dr3d:extrude draw:style-name="gr10" draw:layer="layout" svg:viewBox="7818 -23146 127 321" svg:d="m7818-23146v321h127v-321z"/>
          <dr3d:extrude draw:style-name="gr10" draw:layer="layout" svg:viewBox="8203 -23146 127 321" svg:d="m8203-23146v321h127v-321z"/>
          <dr3d:extrude draw:style-name="gr10" draw:layer="layout" svg:viewBox="8587 -23146 127 321" svg:d="m8587-23146v321h127v-321z"/>
          <dr3d:extrude draw:style-name="gr10" draw:layer="layout" svg:viewBox="8971 -23146 127 321" svg:d="m8971-23146v321h127v-321z"/>
          <dr3d:extrude draw:style-name="gr10" draw:layer="layout" svg:viewBox="3506 -22745 127 321" svg:d="m3506-22745v321h127v-321z"/>
          <dr3d:extrude draw:style-name="gr10" draw:layer="layout" svg:viewBox="3890 -22745 127 321" svg:d="m3890-22745v321h127v-321z"/>
          <dr3d:extrude draw:style-name="gr10" draw:layer="layout" svg:viewBox="4275 -22745 127 321" svg:d="m4275-22745v321h127v-321z"/>
          <dr3d:extrude draw:style-name="gr10" draw:layer="layout" svg:viewBox="4659 -22745 127 321" svg:d="m4659-22745v321h127v-321z"/>
          <dr3d:extrude draw:style-name="gr10" draw:layer="layout" svg:viewBox="5043 -22745 127 321" svg:d="m5043-22745v321h127v-321z"/>
          <dr3d:extrude draw:style-name="gr10" draw:layer="layout" svg:viewBox="5428 -22745 127 321" svg:d="m5428-22745v321h127v-321z"/>
          <dr3d:extrude draw:style-name="gr10" draw:layer="layout" svg:viewBox="5812 -22745 127 321" svg:d="m5812-22745v321h127v-321z"/>
          <dr3d:extrude draw:style-name="gr10" draw:layer="layout" svg:viewBox="6196 -22745 127 321" svg:d="m6196-22745v321h127v-321z"/>
          <dr3d:extrude draw:style-name="gr10" draw:layer="layout" svg:viewBox="6581 -22745 127 321" svg:d="m6581-22745v321h127v-321z"/>
          <dr3d:extrude draw:style-name="gr10" draw:layer="layout" svg:viewBox="6965 -22745 127 321" svg:d="m6965-22745v321h127v-321z"/>
          <dr3d:extrude draw:style-name="gr10" draw:layer="layout" svg:viewBox="7349 -22745 127 321" svg:d="m7349-22745v321h127v-321z"/>
          <dr3d:extrude draw:style-name="gr10" draw:layer="layout" svg:viewBox="7734 -22745 127 321" svg:d="m7734-22745v321h127v-321z"/>
          <dr3d:extrude draw:style-name="gr10" draw:layer="layout" svg:viewBox="8118 -22745 127 321" svg:d="m8118-22745v321h127v-321z"/>
          <dr3d:extrude draw:style-name="gr10" draw:layer="layout" svg:viewBox="8503 -22745 127 321" svg:d="m8503-22745v321h127v-321z"/>
          <dr3d:extrude draw:style-name="gr10" draw:layer="layout" svg:viewBox="8887 -22745 127 321" svg:d="m8887-22745v321h127v-321z"/>
          <dr3d:extrude draw:style-name="gr10" draw:layer="layout" svg:viewBox="9271 -22745 127 321" svg:d="m9271-22745v321h127v-321z"/>
          <dr3d:extrude draw:style-name="gr10" draw:layer="layout" svg:viewBox="3806 -22346 127 321" svg:d="m3806-22346v321h127v-321z"/>
          <dr3d:extrude draw:style-name="gr10" draw:layer="layout" svg:viewBox="4190 -22346 127 321" svg:d="m4190-22346v321h127v-321z"/>
          <dr3d:extrude draw:style-name="gr10" draw:layer="layout" svg:viewBox="4575 -22346 127 321" svg:d="m4575-22346v321h127v-321z"/>
          <dr3d:extrude draw:style-name="gr10" draw:layer="layout" svg:viewBox="4959 -22346 127 321" svg:d="m4959-22346v321h127v-321z"/>
          <dr3d:extrude draw:style-name="gr10" draw:layer="layout" svg:viewBox="5343 -22346 127 321" svg:d="m5343-22346v321h127v-321z"/>
          <dr3d:extrude draw:style-name="gr10" draw:layer="layout" svg:viewBox="5728 -22346 127 321" svg:d="m5728-22346v321h127v-321z"/>
          <dr3d:extrude draw:style-name="gr10" draw:layer="layout" svg:viewBox="6112 -22346 127 321" svg:d="m6112-22346v321h127v-321z"/>
          <dr3d:extrude draw:style-name="gr10" draw:layer="layout" svg:viewBox="6496 -22346 127 321" svg:d="m6496-22346v321h127v-321z"/>
          <dr3d:extrude draw:style-name="gr10" draw:layer="layout" svg:viewBox="6881 -22346 127 321" svg:d="m6881-22346v321h127v-321z"/>
          <dr3d:extrude draw:style-name="gr10" draw:layer="layout" svg:viewBox="7265 -22346 127 321" svg:d="m7265-22346v321h127v-321z"/>
          <dr3d:extrude draw:style-name="gr10" draw:layer="layout" svg:viewBox="7649 -22346 127 321" svg:d="m7649-22346v321h127v-321z"/>
          <dr3d:extrude draw:style-name="gr10" draw:layer="layout" svg:viewBox="8034 -22346 127 321" svg:d="m8034-22346v321h127v-321z"/>
          <dr3d:extrude draw:style-name="gr10" draw:layer="layout" svg:viewBox="8418 -22346 127 321" svg:d="m8418-22346v321h127v-321z"/>
          <dr3d:extrude draw:style-name="gr10" draw:layer="layout" svg:viewBox="8803 -22346 127 321" svg:d="m8803-22346v321h127v-321z"/>
          <dr3d:extrude draw:style-name="gr10" draw:layer="layout" svg:viewBox="9187 -22346 127 321" svg:d="m9187-22346v321h127v-321z"/>
          <dr3d:extrude draw:style-name="gr10" draw:layer="layout" svg:viewBox="9571 -22346 127 321" svg:d="m9571-22346v321h127v-321z"/>
          <dr3d:extrude draw:style-name="gr10" draw:layer="layout" svg:viewBox="4106 -21945 127 321" svg:d="m4106-21945v321h127v-321z"/>
          <dr3d:extrude draw:style-name="gr10" draw:layer="layout" svg:viewBox="4490 -21945 127 321" svg:d="m4490-21945v321h127v-321z"/>
          <dr3d:extrude draw:style-name="gr10" draw:layer="layout" svg:viewBox="4875 -21945 127 321" svg:d="m4875-21945v321h127v-321z"/>
          <dr3d:extrude draw:style-name="gr10" draw:layer="layout" svg:viewBox="5259 -21945 127 321" svg:d="m5259-21945v321h127v-321z"/>
          <dr3d:extrude draw:style-name="gr10" draw:layer="layout" svg:viewBox="5643 -21945 127 321" svg:d="m5643-21945v321h127v-321z"/>
          <dr3d:extrude draw:style-name="gr10" draw:layer="layout" svg:viewBox="6028 -21945 127 321" svg:d="m6028-21945v321h127v-321z"/>
          <dr3d:extrude draw:style-name="gr10" draw:layer="layout" svg:viewBox="6412 -21945 127 321" svg:d="m6412-21945v321h127v-321z"/>
          <dr3d:extrude draw:style-name="gr10" draw:layer="layout" svg:viewBox="6796 -21945 127 321" svg:d="m6796-21945v321h127v-321z"/>
          <dr3d:extrude draw:style-name="gr10" draw:layer="layout" svg:viewBox="7181 -21945 127 321" svg:d="m7181-21945v321h127v-321z"/>
          <dr3d:extrude draw:style-name="gr10" draw:layer="layout" svg:viewBox="7565 -21945 127 321" svg:d="m7565-21945v321h127v-321z"/>
          <dr3d:extrude draw:style-name="gr10" draw:layer="layout" svg:viewBox="7949 -21945 127 321" svg:d="m7949-21945v321h127v-321z"/>
          <dr3d:extrude draw:style-name="gr10" draw:layer="layout" svg:viewBox="8334 -21945 127 321" svg:d="m8334-21945v321h127v-321z"/>
          <dr3d:extrude draw:style-name="gr10" draw:layer="layout" svg:viewBox="8718 -21945 127 321" svg:d="m8718-21945v321h127v-321z"/>
          <dr3d:extrude draw:style-name="gr10" draw:layer="layout" svg:viewBox="9103 -21945 127 321" svg:d="m9103-21945v321h127v-321z"/>
          <dr3d:extrude draw:style-name="gr10" draw:layer="layout" svg:viewBox="9487 -21945 127 321" svg:d="m9487-21945v321h127v-321z"/>
          <dr3d:extrude draw:style-name="gr10" draw:layer="layout" svg:viewBox="9871 -21945 127 321" svg:d="m9871-21945v321h127v-321z"/>
          <dr3d:extrude draw:style-name="gr10" draw:layer="layout" svg:viewBox="4406 -21546 127 321" svg:d="m4406-21546v321h127v-321z"/>
          <dr3d:extrude draw:style-name="gr10" draw:layer="layout" svg:viewBox="4790 -21546 127 321" svg:d="m4790-21546v321h127v-321z"/>
          <dr3d:extrude draw:style-name="gr10" draw:layer="layout" svg:viewBox="5175 -21546 127 321" svg:d="m5175-21546v321h127v-321z"/>
          <dr3d:extrude draw:style-name="gr10" draw:layer="layout" svg:viewBox="5559 -21546 127 321" svg:d="m5559-21546v321h127v-321z"/>
          <dr3d:extrude draw:style-name="gr10" draw:layer="layout" svg:viewBox="5943 -21546 127 321" svg:d="m5943-21546v321h127v-321z"/>
          <dr3d:extrude draw:style-name="gr10" draw:layer="layout" svg:viewBox="6328 -21546 127 321" svg:d="m6328-21546v321h127v-321z"/>
          <dr3d:extrude draw:style-name="gr10" draw:layer="layout" svg:viewBox="6712 -21546 127 321" svg:d="m6712-21546v321h127v-321z"/>
          <dr3d:extrude draw:style-name="gr10" draw:layer="layout" svg:viewBox="7096 -21546 127 321" svg:d="m7096-21546v321h127v-321z"/>
          <dr3d:extrude draw:style-name="gr10" draw:layer="layout" svg:viewBox="7481 -21546 127 321" svg:d="m7481-21546v321h127v-321z"/>
          <dr3d:extrude draw:style-name="gr10" draw:layer="layout" svg:viewBox="7865 -21546 127 321" svg:d="m7865-21546v321h127v-321z"/>
          <dr3d:extrude draw:style-name="gr10" draw:layer="layout" svg:viewBox="8249 -21546 127 321" svg:d="m8249-21546v321h127v-321z"/>
          <dr3d:extrude draw:style-name="gr10" draw:layer="layout" svg:viewBox="8634 -21546 127 321" svg:d="m8634-21546v321h127v-321z"/>
          <dr3d:extrude draw:style-name="gr10" draw:layer="layout" svg:viewBox="9018 -21546 127 321" svg:d="m9018-21546v321h127v-321z"/>
          <dr3d:extrude draw:style-name="gr10" draw:layer="layout" svg:viewBox="9403 -21546 127 321" svg:d="m9403-21546v321h127v-321z"/>
          <dr3d:extrude draw:style-name="gr10" draw:layer="layout" svg:viewBox="9787 -21546 127 321" svg:d="m9787-21546v321h127v-321z"/>
          <dr3d:extrude draw:style-name="gr10" draw:layer="layout" svg:viewBox="10171 -21546 127 321" svg:d="m10171-21546v321h127v-321z"/>
          <dr3d:extrude draw:style-name="gr10" draw:layer="layout" svg:viewBox="4706 -21145 127 321" svg:d="m4706-21145v321h127v-321z"/>
          <dr3d:extrude draw:style-name="gr10" draw:layer="layout" svg:viewBox="5090 -21145 127 321" svg:d="m5090-21145v321h127v-321z"/>
          <dr3d:extrude draw:style-name="gr10" draw:layer="layout" svg:viewBox="5475 -21145 127 321" svg:d="m5475-21145v321h127v-321z"/>
          <dr3d:extrude draw:style-name="gr10" draw:layer="layout" svg:viewBox="5859 -21145 127 321" svg:d="m5859-21145v321h127v-321z"/>
          <dr3d:extrude draw:style-name="gr10" draw:layer="layout" svg:viewBox="6243 -21145 127 321" svg:d="m6243-21145v321h127v-321z"/>
          <dr3d:extrude draw:style-name="gr10" draw:layer="layout" svg:viewBox="6628 -21145 127 321" svg:d="m6628-21145v321h127v-321z"/>
          <dr3d:extrude draw:style-name="gr10" draw:layer="layout" svg:viewBox="7012 -21145 127 321" svg:d="m7012-21145v321h127v-321z"/>
          <dr3d:extrude draw:style-name="gr10" draw:layer="layout" svg:viewBox="7396 -21145 127 321" svg:d="m7396-21145v321h127v-321z"/>
          <dr3d:extrude draw:style-name="gr10" draw:layer="layout" svg:viewBox="7781 -21145 127 321" svg:d="m7781-21145v321h127v-321z"/>
          <dr3d:extrude draw:style-name="gr10" draw:layer="layout" svg:viewBox="8165 -21145 127 321" svg:d="m8165-21145v321h127v-321z"/>
          <dr3d:extrude draw:style-name="gr10" draw:layer="layout" svg:viewBox="8549 -21145 127 321" svg:d="m8549-21145v321h127v-321z"/>
          <dr3d:extrude draw:style-name="gr10" draw:layer="layout" svg:viewBox="8934 -21145 127 321" svg:d="m8934-21145v321h127v-321z"/>
          <dr3d:extrude draw:style-name="gr10" draw:layer="layout" svg:viewBox="9318 -21145 127 321" svg:d="m9318-21145v321h127v-321z"/>
          <dr3d:extrude draw:style-name="gr10" draw:layer="layout" svg:viewBox="9703 -21145 127 321" svg:d="m9703-21145v321h127v-321z"/>
          <dr3d:extrude draw:style-name="gr10" draw:layer="layout" svg:viewBox="10087 -21145 127 321" svg:d="m10087-21145v321h127v-321z"/>
          <dr3d:extrude draw:style-name="gr10" draw:layer="layout" svg:viewBox="10471 -21145 127 321" svg:d="m10471-21145v321h127v-321z"/>
          <dr3d:extrude draw:style-name="gr10" draw:layer="layout" svg:viewBox="5006 -20746 127 321" svg:d="m5006-20746v321h127v-321z"/>
          <dr3d:extrude draw:style-name="gr10" draw:layer="layout" svg:viewBox="5390 -20746 127 321" svg:d="m5390-20746v321h127v-321z"/>
          <dr3d:extrude draw:style-name="gr10" draw:layer="layout" svg:viewBox="5775 -20746 127 321" svg:d="m5775-20746v321h127v-321z"/>
          <dr3d:extrude draw:style-name="gr10" draw:layer="layout" svg:viewBox="6159 -20746 127 321" svg:d="m6159-20746v321h127v-321z"/>
          <dr3d:extrude draw:style-name="gr10" draw:layer="layout" svg:viewBox="6543 -20746 127 321" svg:d="m6543-20746v321h127v-321z"/>
          <dr3d:extrude draw:style-name="gr10" draw:layer="layout" svg:viewBox="6928 -20746 127 321" svg:d="m6928-20746v321h127v-321z"/>
          <dr3d:extrude draw:style-name="gr10" draw:layer="layout" svg:viewBox="7312 -20746 127 321" svg:d="m7312-20746v321h127v-321z"/>
          <dr3d:extrude draw:style-name="gr10" draw:layer="layout" svg:viewBox="7696 -20746 127 321" svg:d="m7696-20746v321h127v-321z"/>
          <dr3d:extrude draw:style-name="gr10" draw:layer="layout" svg:viewBox="8081 -20746 127 321" svg:d="m8081-20746v321h127v-321z"/>
          <dr3d:extrude draw:style-name="gr10" draw:layer="layout" svg:viewBox="8465 -20746 127 321" svg:d="m8465-20746v321h127v-321z"/>
          <dr3d:extrude draw:style-name="gr10" draw:layer="layout" svg:viewBox="8849 -20746 127 321" svg:d="m8849-20746v321h127v-321z"/>
          <dr3d:extrude draw:style-name="gr10" draw:layer="layout" svg:viewBox="9234 -20746 127 321" svg:d="m9234-20746v321h127v-321z"/>
          <dr3d:extrude draw:style-name="gr10" draw:layer="layout" svg:viewBox="9618 -20746 127 321" svg:d="m9618-20746v321h127v-321z"/>
          <dr3d:extrude draw:style-name="gr10" draw:layer="layout" svg:viewBox="10003 -20746 127 321" svg:d="m10003-20746v321h127v-321z"/>
          <dr3d:extrude draw:style-name="gr10" draw:layer="layout" svg:viewBox="10387 -20746 127 321" svg:d="m10387-20746v321h127v-321z"/>
          <dr3d:extrude draw:style-name="gr10" draw:layer="layout" svg:viewBox="10771 -20746 127 321" svg:d="m10771-20746v321h127v-321z"/>
          <dr3d:extrude draw:style-name="gr10" draw:layer="layout" svg:viewBox="5206 -20345 127 321" svg:d="m5206-20345v321h127v-321z"/>
          <dr3d:extrude draw:style-name="gr10" draw:layer="layout" svg:viewBox="5590 -20345 127 321" svg:d="m5590-20345v321h127v-321z"/>
          <dr3d:extrude draw:style-name="gr10" draw:layer="layout" svg:viewBox="5975 -20345 127 321" svg:d="m5975-20345v321h127v-321z"/>
          <dr3d:extrude draw:style-name="gr10" draw:layer="layout" svg:viewBox="6359 -20345 127 321" svg:d="m6359-20345v321h127v-321z"/>
          <dr3d:extrude draw:style-name="gr10" draw:layer="layout" svg:viewBox="6743 -20345 127 321" svg:d="m6743-20345v321h127v-321z"/>
          <dr3d:extrude draw:style-name="gr10" draw:layer="layout" svg:viewBox="7128 -20345 127 321" svg:d="m7128-20345v321h127v-321z"/>
          <dr3d:extrude draw:style-name="gr10" draw:layer="layout" svg:viewBox="7512 -20345 127 321" svg:d="m7512-20345v321h127v-321z"/>
          <dr3d:extrude draw:style-name="gr10" draw:layer="layout" svg:viewBox="7896 -20345 127 321" svg:d="m7896-20345v321h127v-321z"/>
          <dr3d:extrude draw:style-name="gr10" draw:layer="layout" svg:viewBox="8281 -20345 127 321" svg:d="m8281-20345v321h127v-321z"/>
          <dr3d:extrude draw:style-name="gr10" draw:layer="layout" svg:viewBox="8665 -20345 127 321" svg:d="m8665-20345v321h127v-321z"/>
          <dr3d:extrude draw:style-name="gr10" draw:layer="layout" svg:viewBox="9049 -20345 127 321" svg:d="m9049-20345v321h127v-321z"/>
          <dr3d:extrude draw:style-name="gr10" draw:layer="layout" svg:viewBox="9434 -20345 127 321" svg:d="m9434-20345v321h127v-321z"/>
          <dr3d:extrude draw:style-name="gr10" draw:layer="layout" svg:viewBox="9818 -20345 127 321" svg:d="m9818-20345v321h127v-321z"/>
          <dr3d:extrude draw:style-name="gr10" draw:layer="layout" svg:viewBox="10203 -20345 127 321" svg:d="m10203-20345v321h127v-321z"/>
          <dr3d:extrude draw:style-name="gr10" draw:layer="layout" svg:viewBox="10587 -20345 127 321" svg:d="m10587-20345v321h127v-321z"/>
          <dr3d:extrude draw:style-name="gr10" draw:layer="layout" svg:viewBox="10971 -20345 127 321" svg:d="m10971-20345v321h127v-321z"/>
          <dr3d:extrude draw:style-name="gr10" draw:layer="layout" svg:viewBox="5506 -19946 127 321" svg:d="m5506-19946v321h127v-321z"/>
          <dr3d:extrude draw:style-name="gr10" draw:layer="layout" svg:viewBox="5890 -19946 127 321" svg:d="m5890-19946v321h127v-321z"/>
          <dr3d:extrude draw:style-name="gr10" draw:layer="layout" svg:viewBox="6275 -19946 127 321" svg:d="m6275-19946v321h127v-321z"/>
          <dr3d:extrude draw:style-name="gr10" draw:layer="layout" svg:viewBox="6659 -19946 127 321" svg:d="m6659-19946v321h127v-321z"/>
          <dr3d:extrude draw:style-name="gr10" draw:layer="layout" svg:viewBox="7043 -19946 127 321" svg:d="m7043-19946v321h127v-321z"/>
          <dr3d:extrude draw:style-name="gr10" draw:layer="layout" svg:viewBox="7428 -19946 127 321" svg:d="m7428-19946v321h127v-321z"/>
          <dr3d:extrude draw:style-name="gr10" draw:layer="layout" svg:viewBox="7812 -19946 127 321" svg:d="m7812-19946v321h127v-321z"/>
          <dr3d:extrude draw:style-name="gr10" draw:layer="layout" svg:viewBox="8196 -19946 127 321" svg:d="m8196-19946v321h127v-321z"/>
          <dr3d:extrude draw:style-name="gr10" draw:layer="layout" svg:viewBox="8581 -19946 127 321" svg:d="m8581-19946v321h127v-321z"/>
          <dr3d:extrude draw:style-name="gr10" draw:layer="layout" svg:viewBox="8965 -19946 127 321" svg:d="m8965-19946v321h127v-321z"/>
          <dr3d:extrude draw:style-name="gr10" draw:layer="layout" svg:viewBox="9349 -19946 127 321" svg:d="m9349-19946v321h127v-321z"/>
          <dr3d:extrude draw:style-name="gr10" draw:layer="layout" svg:viewBox="9734 -19946 127 321" svg:d="m9734-19946v321h127v-321z"/>
          <dr3d:extrude draw:style-name="gr10" draw:layer="layout" svg:viewBox="10118 -19946 127 321" svg:d="m10118-19946v321h127v-321z"/>
          <dr3d:extrude draw:style-name="gr10" draw:layer="layout" svg:viewBox="10503 -19946 127 321" svg:d="m10503-19946v321h127v-321z"/>
          <dr3d:extrude draw:style-name="gr10" draw:layer="layout" svg:viewBox="10887 -19946 127 321" svg:d="m10887-19946v321h127v-321z"/>
          <dr3d:extrude draw:style-name="gr10" draw:layer="layout" svg:viewBox="11271 -19946 127 321" svg:d="m11271-19946v321h127v-321z"/>
          <dr3d:extrude draw:style-name="gr10" draw:layer="layout" svg:viewBox="5806 -19545 127 321" svg:d="m5806-19545v321h127v-321z"/>
          <dr3d:extrude draw:style-name="gr10" draw:layer="layout" svg:viewBox="6190 -19545 127 321" svg:d="m6190-19545v321h127v-321z"/>
          <dr3d:extrude draw:style-name="gr10" draw:layer="layout" svg:viewBox="6575 -19545 127 321" svg:d="m6575-19545v321h127v-321z"/>
          <dr3d:extrude draw:style-name="gr10" draw:layer="layout" svg:viewBox="6959 -19545 127 321" svg:d="m6959-19545v321h127v-321z"/>
          <dr3d:extrude draw:style-name="gr10" draw:layer="layout" svg:viewBox="7343 -19545 127 321" svg:d="m7343-19545v321h127v-321z"/>
          <dr3d:extrude draw:style-name="gr10" draw:layer="layout" svg:viewBox="7728 -19545 127 321" svg:d="m7728-19545v321h127v-321z"/>
          <dr3d:extrude draw:style-name="gr10" draw:layer="layout" svg:viewBox="8112 -19545 127 321" svg:d="m8112-19545v321h127v-321z"/>
          <dr3d:extrude draw:style-name="gr10" draw:layer="layout" svg:viewBox="8496 -19545 127 321" svg:d="m8496-19545v321h127v-321z"/>
          <dr3d:extrude draw:style-name="gr10" draw:layer="layout" svg:viewBox="8881 -19545 127 321" svg:d="m8881-19545v321h127v-321z"/>
          <dr3d:extrude draw:style-name="gr10" draw:layer="layout" svg:viewBox="9265 -19545 127 321" svg:d="m9265-19545v321h127v-321z"/>
          <dr3d:extrude draw:style-name="gr10" draw:layer="layout" svg:viewBox="9649 -19545 127 321" svg:d="m9649-19545v321h127v-321z"/>
          <dr3d:extrude draw:style-name="gr10" draw:layer="layout" svg:viewBox="10034 -19545 127 321" svg:d="m10034-19545v321h127v-321z"/>
          <dr3d:extrude draw:style-name="gr10" draw:layer="layout" svg:viewBox="10418 -19545 127 321" svg:d="m10418-19545v321h127v-321z"/>
          <dr3d:extrude draw:style-name="gr10" draw:layer="layout" svg:viewBox="10803 -19545 127 321" svg:d="m10803-19545v321h127v-321z"/>
          <dr3d:extrude draw:style-name="gr10" draw:layer="layout" svg:viewBox="11187 -19545 127 321" svg:d="m11187-19545v321h127v-321z"/>
          <dr3d:extrude draw:style-name="gr10" draw:layer="layout" svg:viewBox="11571 -19545 127 321" svg:d="m11571-19545v321h127v-321z"/>
          <dr3d:extrude draw:style-name="gr10" draw:layer="layout" svg:viewBox="6106 -19146 127 321" svg:d="m6106-19146v321h127v-321z"/>
          <dr3d:extrude draw:style-name="gr10" draw:layer="layout" svg:viewBox="6490 -19146 127 321" svg:d="m6490-19146v321h127v-321z"/>
          <dr3d:extrude draw:style-name="gr10" draw:layer="layout" svg:viewBox="6875 -19146 127 321" svg:d="m6875-19146v321h127v-321z"/>
          <dr3d:extrude draw:style-name="gr10" draw:layer="layout" svg:viewBox="7259 -19146 127 321" svg:d="m7259-19146v321h127v-321z"/>
          <dr3d:extrude draw:style-name="gr10" draw:layer="layout" svg:viewBox="7643 -19146 127 321" svg:d="m7643-19146v321h127v-321z"/>
          <dr3d:extrude draw:style-name="gr10" draw:layer="layout" svg:viewBox="8028 -19146 127 321" svg:d="m8028-19146v321h127v-321z"/>
          <dr3d:extrude draw:style-name="gr10" draw:layer="layout" svg:viewBox="8412 -19146 127 321" svg:d="m8412-19146v321h127v-321z"/>
          <dr3d:extrude draw:style-name="gr10" draw:layer="layout" svg:viewBox="8796 -19146 127 321" svg:d="m8796-19146v321h127v-321z"/>
          <dr3d:extrude draw:style-name="gr10" draw:layer="layout" svg:viewBox="9181 -19146 127 321" svg:d="m9181-19146v321h127v-321z"/>
          <dr3d:extrude draw:style-name="gr10" draw:layer="layout" svg:viewBox="9565 -19146 127 321" svg:d="m9565-19146v321h127v-321z"/>
          <dr3d:extrude draw:style-name="gr10" draw:layer="layout" svg:viewBox="9949 -19146 127 321" svg:d="m9949-19146v321h127v-321z"/>
          <dr3d:extrude draw:style-name="gr10" draw:layer="layout" svg:viewBox="10334 -19146 127 321" svg:d="m10334-19146v321h127v-321z"/>
          <dr3d:extrude draw:style-name="gr10" draw:layer="layout" svg:viewBox="10718 -19146 127 321" svg:d="m10718-19146v321h127v-321z"/>
          <dr3d:extrude draw:style-name="gr10" draw:layer="layout" svg:viewBox="11103 -19146 127 321" svg:d="m11103-19146v321h127v-321z"/>
          <dr3d:extrude draw:style-name="gr10" draw:layer="layout" svg:viewBox="11487 -19146 127 321" svg:d="m11487-19146v321h127v-321z"/>
          <dr3d:extrude draw:style-name="gr10" draw:layer="layout" svg:viewBox="11871 -19146 127 321" svg:d="m11871-19146v321h127v-321z"/>
          <dr3d:extrude draw:style-name="gr10" draw:layer="layout" svg:viewBox="6406 -18745 127 321" svg:d="m6406-18745v321h127v-321z"/>
          <dr3d:extrude draw:style-name="gr10" draw:layer="layout" svg:viewBox="6790 -18745 127 321" svg:d="m6790-18745v321h127v-321z"/>
          <dr3d:extrude draw:style-name="gr10" draw:layer="layout" svg:viewBox="7175 -18745 127 321" svg:d="m7175-18745v321h127v-321z"/>
          <dr3d:extrude draw:style-name="gr10" draw:layer="layout" svg:viewBox="7559 -18745 127 321" svg:d="m7559-18745v321h127v-321z"/>
          <dr3d:extrude draw:style-name="gr10" draw:layer="layout" svg:viewBox="7943 -18745 127 321" svg:d="m7943-18745v321h127v-321z"/>
          <dr3d:extrude draw:style-name="gr10" draw:layer="layout" svg:viewBox="8328 -18745 127 321" svg:d="m8328-18745v321h127v-321z"/>
          <dr3d:extrude draw:style-name="gr10" draw:layer="layout" svg:viewBox="8712 -18745 127 321" svg:d="m8712-18745v321h127v-321z"/>
          <dr3d:extrude draw:style-name="gr10" draw:layer="layout" svg:viewBox="9096 -18745 127 321" svg:d="m9096-18745v321h127v-321z"/>
          <dr3d:extrude draw:style-name="gr10" draw:layer="layout" svg:viewBox="9481 -18745 127 321" svg:d="m9481-18745v321h127v-321z"/>
          <dr3d:extrude draw:style-name="gr10" draw:layer="layout" svg:viewBox="9865 -18745 127 321" svg:d="m9865-18745v321h127v-321z"/>
          <dr3d:extrude draw:style-name="gr10" draw:layer="layout" svg:viewBox="10249 -18745 127 321" svg:d="m10249-18745v321h127v-321z"/>
          <dr3d:extrude draw:style-name="gr10" draw:layer="layout" svg:viewBox="10634 -18745 127 321" svg:d="m10634-18745v321h127v-321z"/>
          <dr3d:extrude draw:style-name="gr10" draw:layer="layout" svg:viewBox="11018 -18745 127 321" svg:d="m11018-18745v321h127v-321z"/>
          <dr3d:extrude draw:style-name="gr10" draw:layer="layout" svg:viewBox="11403 -18745 127 321" svg:d="m11403-18745v321h127v-321z"/>
          <dr3d:extrude draw:style-name="gr10" draw:layer="layout" svg:viewBox="11787 -18745 127 321" svg:d="m11787-18745v321h127v-321z"/>
          <dr3d:extrude draw:style-name="gr10" draw:layer="layout" svg:viewBox="12171 -18745 127 321" svg:d="m12171-18745v321h127v-321z"/>
          <dr3d:extrude draw:style-name="gr10" draw:layer="layout" svg:viewBox="6706 -18346 127 321" svg:d="m6706-18346v321h127v-321z"/>
          <dr3d:extrude draw:style-name="gr10" draw:layer="layout" svg:viewBox="7090 -18346 127 321" svg:d="m7090-18346v321h127v-321z"/>
          <dr3d:extrude draw:style-name="gr10" draw:layer="layout" svg:viewBox="7475 -18346 127 321" svg:d="m7475-18346v321h127v-321z"/>
          <dr3d:extrude draw:style-name="gr10" draw:layer="layout" svg:viewBox="7859 -18346 127 321" svg:d="m7859-18346v321h127v-321z"/>
          <dr3d:extrude draw:style-name="gr10" draw:layer="layout" svg:viewBox="8243 -18346 127 321" svg:d="m8243-18346v321h127v-321z"/>
          <dr3d:extrude draw:style-name="gr10" draw:layer="layout" svg:viewBox="8628 -18346 127 321" svg:d="m8628-18346v321h127v-321z"/>
          <dr3d:extrude draw:style-name="gr10" draw:layer="layout" svg:viewBox="9012 -18346 127 321" svg:d="m9012-18346v321h127v-321z"/>
          <dr3d:extrude draw:style-name="gr10" draw:layer="layout" svg:viewBox="9396 -18346 127 321" svg:d="m9396-18346v321h127v-321z"/>
          <dr3d:extrude draw:style-name="gr10" draw:layer="layout" svg:viewBox="9781 -18346 127 321" svg:d="m9781-18346v321h127v-321z"/>
          <dr3d:extrude draw:style-name="gr10" draw:layer="layout" svg:viewBox="10165 -18346 127 321" svg:d="m10165-18346v321h127v-321z"/>
          <dr3d:extrude draw:style-name="gr10" draw:layer="layout" svg:viewBox="10549 -18346 127 321" svg:d="m10549-18346v321h127v-321z"/>
          <dr3d:extrude draw:style-name="gr10" draw:layer="layout" svg:viewBox="10934 -18346 127 321" svg:d="m10934-18346v321h127v-321z"/>
          <dr3d:extrude draw:style-name="gr10" draw:layer="layout" svg:viewBox="11318 -18346 127 321" svg:d="m11318-18346v321h127v-321z"/>
          <dr3d:extrude draw:style-name="gr10" draw:layer="layout" svg:viewBox="11703 -18346 127 321" svg:d="m11703-18346v321h127v-321z"/>
          <dr3d:extrude draw:style-name="gr10" draw:layer="layout" svg:viewBox="12087 -18346 127 321" svg:d="m12087-18346v321h127v-321z"/>
          <dr3d:extrude draw:style-name="gr10" draw:layer="layout" svg:viewBox="12471 -18346 127 321" svg:d="m12471-18346v321h127v-321z"/>
          <dr3d:extrude draw:style-name="gr10" draw:layer="layout" svg:viewBox="7006 -17945 127 321" svg:d="m7006-17945v321h127v-321z"/>
          <dr3d:extrude draw:style-name="gr10" draw:layer="layout" svg:viewBox="7390 -17945 127 321" svg:d="m7390-17945v321h127v-321z"/>
          <dr3d:extrude draw:style-name="gr10" draw:layer="layout" svg:viewBox="7775 -17945 127 321" svg:d="m7775-17945v321h127v-321z"/>
          <dr3d:extrude draw:style-name="gr10" draw:layer="layout" svg:viewBox="8159 -17945 127 321" svg:d="m8159-17945v321h127v-321z"/>
          <dr3d:extrude draw:style-name="gr10" draw:layer="layout" svg:viewBox="8543 -17945 127 321" svg:d="m8543-17945v321h127v-321z"/>
          <dr3d:extrude draw:style-name="gr10" draw:layer="layout" svg:viewBox="8928 -17945 127 321" svg:d="m8928-17945v321h127v-321z"/>
          <dr3d:extrude draw:style-name="gr10" draw:layer="layout" svg:viewBox="9312 -17945 127 321" svg:d="m9312-17945v321h127v-321z"/>
          <dr3d:extrude draw:style-name="gr10" draw:layer="layout" svg:viewBox="9696 -17945 127 321" svg:d="m9696-17945v321h127v-321z"/>
          <dr3d:extrude draw:style-name="gr10" draw:layer="layout" svg:viewBox="10081 -17945 127 321" svg:d="m10081-17945v321h127v-321z"/>
          <dr3d:extrude draw:style-name="gr10" draw:layer="layout" svg:viewBox="10465 -17945 127 321" svg:d="m10465-17945v321h127v-321z"/>
          <dr3d:extrude draw:style-name="gr10" draw:layer="layout" svg:viewBox="10849 -17945 127 321" svg:d="m10849-17945v321h127v-321z"/>
          <dr3d:extrude draw:style-name="gr10" draw:layer="layout" svg:viewBox="11234 -17945 127 321" svg:d="m11234-17945v321h127v-321z"/>
          <dr3d:extrude draw:style-name="gr10" draw:layer="layout" svg:viewBox="11618 -17945 127 321" svg:d="m11618-17945v321h127v-321z"/>
          <dr3d:extrude draw:style-name="gr10" draw:layer="layout" svg:viewBox="12003 -17945 127 321" svg:d="m12003-17945v321h127v-321z"/>
          <dr3d:extrude draw:style-name="gr10" draw:layer="layout" svg:viewBox="12387 -17945 127 321" svg:d="m12387-17945v321h127v-321z"/>
          <dr3d:extrude draw:style-name="gr10" draw:layer="layout" svg:viewBox="12771 -17945 127 321" svg:d="m12771-17945v321h127v-321z"/>
          <dr3d:extrude draw:style-name="gr10" draw:layer="layout" svg:viewBox="7306 -17546 127 321" svg:d="m7306-17546v321h127v-321z"/>
          <dr3d:extrude draw:style-name="gr10" draw:layer="layout" svg:viewBox="7690 -17546 127 321" svg:d="m7690-17546v321h127v-321z"/>
          <dr3d:extrude draw:style-name="gr10" draw:layer="layout" svg:viewBox="8075 -17546 127 321" svg:d="m8075-17546v321h127v-321z"/>
          <dr3d:extrude draw:style-name="gr10" draw:layer="layout" svg:viewBox="8459 -17546 127 321" svg:d="m8459-17546v321h127v-321z"/>
          <dr3d:extrude draw:style-name="gr10" draw:layer="layout" svg:viewBox="8843 -17546 127 321" svg:d="m8843-17546v321h127v-321z"/>
          <dr3d:extrude draw:style-name="gr10" draw:layer="layout" svg:viewBox="9228 -17546 127 321" svg:d="m9228-17546v321h127v-321z"/>
          <dr3d:extrude draw:style-name="gr10" draw:layer="layout" svg:viewBox="9612 -17546 127 321" svg:d="m9612-17546v321h127v-321z"/>
          <dr3d:extrude draw:style-name="gr10" draw:layer="layout" svg:viewBox="9996 -17546 127 321" svg:d="m9996-17546v321h127v-321z"/>
          <dr3d:extrude draw:style-name="gr10" draw:layer="layout" svg:viewBox="10381 -17546 127 321" svg:d="m10381-17546v321h127v-321z"/>
          <dr3d:extrude draw:style-name="gr10" draw:layer="layout" svg:viewBox="10765 -17546 127 321" svg:d="m10765-17546v321h127v-321z"/>
          <dr3d:extrude draw:style-name="gr10" draw:layer="layout" svg:viewBox="11149 -17546 127 321" svg:d="m11149-17546v321h127v-321z"/>
          <dr3d:extrude draw:style-name="gr10" draw:layer="layout" svg:viewBox="11534 -17546 127 321" svg:d="m11534-17546v321h127v-321z"/>
          <dr3d:extrude draw:style-name="gr10" draw:layer="layout" svg:viewBox="11918 -17546 127 321" svg:d="m11918-17546v321h127v-321z"/>
          <dr3d:extrude draw:style-name="gr10" draw:layer="layout" svg:viewBox="12303 -17546 127 321" svg:d="m12303-17546v321h127v-321z"/>
          <dr3d:extrude draw:style-name="gr10" draw:layer="layout" svg:viewBox="12687 -17546 127 321" svg:d="m12687-17546v321h127v-321z"/>
          <dr3d:extrude draw:style-name="gr10" draw:layer="layout" svg:viewBox="13071 -17546 127 321" svg:d="m13071-17546v321h127v-321z"/>
          <dr3d:extrude draw:style-name="gr10" draw:layer="layout" svg:viewBox="9006 -23545 127 321" svg:d="m9006-23545v321h127v-321z"/>
          <dr3d:extrude draw:style-name="gr10" draw:layer="layout" svg:viewBox="9390 -23545 127 321" svg:d="m9390-23545v321h127v-321z"/>
          <dr3d:extrude draw:style-name="gr10" draw:layer="layout" svg:viewBox="9775 -23545 127 321" svg:d="m9775-23545v321h127v-321z"/>
          <dr3d:extrude draw:style-name="gr10" draw:layer="layout" svg:viewBox="10159 -23545 127 321" svg:d="m10159-23545v321h127v-321z"/>
          <dr3d:extrude draw:style-name="gr10" draw:layer="layout" svg:viewBox="10543 -23545 127 321" svg:d="m10543-23545v321h127v-321z"/>
          <dr3d:extrude draw:style-name="gr10" draw:layer="layout" svg:viewBox="10928 -23545 127 321" svg:d="m10928-23545v321h127v-321z"/>
          <dr3d:extrude draw:style-name="gr10" draw:layer="layout" svg:viewBox="11312 -23545 127 321" svg:d="m11312-23545v321h127v-321z"/>
          <dr3d:extrude draw:style-name="gr10" draw:layer="layout" svg:viewBox="11696 -23545 127 321" svg:d="m11696-23545v321h127v-321z"/>
          <dr3d:extrude draw:style-name="gr10" draw:layer="layout" svg:viewBox="12081 -23545 127 321" svg:d="m12081-23545v321h127v-321z"/>
          <dr3d:extrude draw:style-name="gr10" draw:layer="layout" svg:viewBox="12465 -23545 127 321" svg:d="m12465-23545v321h127v-321z"/>
          <dr3d:extrude draw:style-name="gr10" draw:layer="layout" svg:viewBox="12849 -23545 127 321" svg:d="m12849-23545v321h127v-321z"/>
          <dr3d:extrude draw:style-name="gr10" draw:layer="layout" svg:viewBox="13234 -23545 127 321" svg:d="m13234-23545v321h127v-321z"/>
          <dr3d:extrude draw:style-name="gr10" draw:layer="layout" svg:viewBox="13618 -23545 127 321" svg:d="m13618-23545v321h127v-321z"/>
          <dr3d:extrude draw:style-name="gr10" draw:layer="layout" svg:viewBox="14003 -23545 127 321" svg:d="m14003-23545v321h127v-321z"/>
          <dr3d:extrude draw:style-name="gr10" draw:layer="layout" svg:viewBox="14387 -23545 127 321" svg:d="m14387-23545v321h127v-321z"/>
          <dr3d:extrude draw:style-name="gr10" draw:layer="layout" svg:viewBox="14771 -23545 127 321" svg:d="m14771-23545v321h127v-321z"/>
          <dr3d:extrude draw:style-name="gr10" draw:layer="layout" svg:viewBox="9306 -23146 127 321" svg:d="m9306-23146v321h127v-321z"/>
          <dr3d:extrude draw:style-name="gr10" draw:layer="layout" svg:viewBox="9690 -23146 127 321" svg:d="m9690-23146v321h127v-321z"/>
          <dr3d:extrude draw:style-name="gr10" draw:layer="layout" svg:viewBox="10075 -23146 127 321" svg:d="m10075-23146v321h127v-321z"/>
          <dr3d:extrude draw:style-name="gr10" draw:layer="layout" svg:viewBox="10459 -23146 127 321" svg:d="m10459-23146v321h127v-321z"/>
          <dr3d:extrude draw:style-name="gr10" draw:layer="layout" svg:viewBox="10843 -23146 127 321" svg:d="m10843-23146v321h127v-321z"/>
          <dr3d:extrude draw:style-name="gr10" draw:layer="layout" svg:viewBox="11228 -23146 127 321" svg:d="m11228-23146v321h127v-321z"/>
          <dr3d:extrude draw:style-name="gr10" draw:layer="layout" svg:viewBox="11612 -23146 127 321" svg:d="m11612-23146v321h127v-321z"/>
          <dr3d:extrude draw:style-name="gr10" draw:layer="layout" svg:viewBox="11996 -23146 127 321" svg:d="m11996-23146v321h127v-321z"/>
          <dr3d:extrude draw:style-name="gr10" draw:layer="layout" svg:viewBox="12381 -23146 127 321" svg:d="m12381-23146v321h127v-321z"/>
          <dr3d:extrude draw:style-name="gr10" draw:layer="layout" svg:viewBox="12765 -23146 127 321" svg:d="m12765-23146v321h127v-321z"/>
          <dr3d:extrude draw:style-name="gr10" draw:layer="layout" svg:viewBox="13149 -23146 127 321" svg:d="m13149-23146v321h127v-321z"/>
          <dr3d:extrude draw:style-name="gr10" draw:layer="layout" svg:viewBox="13534 -23146 127 321" svg:d="m13534-23146v321h127v-321z"/>
          <dr3d:extrude draw:style-name="gr10" draw:layer="layout" svg:viewBox="13918 -23146 127 321" svg:d="m13918-23146v321h127v-321z"/>
          <dr3d:extrude draw:style-name="gr10" draw:layer="layout" svg:viewBox="14303 -23146 127 321" svg:d="m14303-23146v321h127v-321z"/>
          <dr3d:extrude draw:style-name="gr10" draw:layer="layout" svg:viewBox="14687 -23146 127 321" svg:d="m14687-23146v321h127v-321z"/>
          <dr3d:extrude draw:style-name="gr10" draw:layer="layout" svg:viewBox="15071 -23146 127 321" svg:d="m15071-23146v321h127v-321z"/>
          <dr3d:extrude draw:style-name="gr10" draw:layer="layout" svg:viewBox="9606 -22745 127 321" svg:d="m9606-22745v321h127v-321z"/>
          <dr3d:extrude draw:style-name="gr10" draw:layer="layout" svg:viewBox="9990 -22745 127 321" svg:d="m9990-22745v321h127v-321z"/>
          <dr3d:extrude draw:style-name="gr10" draw:layer="layout" svg:viewBox="10375 -22745 127 321" svg:d="m10375-22745v321h127v-321z"/>
          <dr3d:extrude draw:style-name="gr10" draw:layer="layout" svg:viewBox="10759 -22745 127 321" svg:d="m10759-22745v321h127v-321z"/>
          <dr3d:extrude draw:style-name="gr10" draw:layer="layout" svg:viewBox="11143 -22745 127 321" svg:d="m11143-22745v321h127v-321z"/>
          <dr3d:extrude draw:style-name="gr10" draw:layer="layout" svg:viewBox="11528 -22745 127 321" svg:d="m11528-22745v321h127v-321z"/>
          <dr3d:extrude draw:style-name="gr10" draw:layer="layout" svg:viewBox="11912 -22745 127 321" svg:d="m11912-22745v321h127v-321z"/>
          <dr3d:extrude draw:style-name="gr10" draw:layer="layout" svg:viewBox="12296 -22745 127 321" svg:d="m12296-22745v321h127v-321z"/>
          <dr3d:extrude draw:style-name="gr10" draw:layer="layout" svg:viewBox="12681 -22745 127 321" svg:d="m12681-22745v321h127v-321z"/>
          <dr3d:extrude draw:style-name="gr10" draw:layer="layout" svg:viewBox="13065 -22745 127 321" svg:d="m13065-22745v321h127v-321z"/>
          <dr3d:extrude draw:style-name="gr10" draw:layer="layout" svg:viewBox="13449 -22745 127 321" svg:d="m13449-22745v321h127v-321z"/>
          <dr3d:extrude draw:style-name="gr10" draw:layer="layout" svg:viewBox="13834 -22745 127 321" svg:d="m13834-22745v321h127v-321z"/>
          <dr3d:extrude draw:style-name="gr10" draw:layer="layout" svg:viewBox="14218 -22745 127 321" svg:d="m14218-22745v321h127v-321z"/>
          <dr3d:extrude draw:style-name="gr10" draw:layer="layout" svg:viewBox="14603 -22745 127 321" svg:d="m14603-22745v321h127v-321z"/>
          <dr3d:extrude draw:style-name="gr10" draw:layer="layout" svg:viewBox="14987 -22745 127 321" svg:d="m14987-22745v321h127v-321z"/>
          <dr3d:extrude draw:style-name="gr10" draw:layer="layout" svg:viewBox="15371 -22745 127 321" svg:d="m15371-22745v321h127v-321z"/>
          <dr3d:extrude draw:style-name="gr10" draw:layer="layout" svg:viewBox="9906 -22346 127 321" svg:d="m9906-22346v321h127v-321z"/>
          <dr3d:extrude draw:style-name="gr10" draw:layer="layout" svg:viewBox="10290 -22346 127 321" svg:d="m10290-22346v321h127v-321z"/>
          <dr3d:extrude draw:style-name="gr10" draw:layer="layout" svg:viewBox="10675 -22346 127 321" svg:d="m10675-22346v321h127v-321z"/>
          <dr3d:extrude draw:style-name="gr10" draw:layer="layout" svg:viewBox="11059 -22346 127 321" svg:d="m11059-22346v321h127v-321z"/>
          <dr3d:extrude draw:style-name="gr10" draw:layer="layout" svg:viewBox="11443 -22346 127 321" svg:d="m11443-22346v321h127v-321z"/>
          <dr3d:extrude draw:style-name="gr10" draw:layer="layout" svg:viewBox="11828 -22346 127 321" svg:d="m11828-22346v321h127v-321z"/>
          <dr3d:extrude draw:style-name="gr10" draw:layer="layout" svg:viewBox="12212 -22346 127 321" svg:d="m12212-22346v321h127v-321z"/>
          <dr3d:extrude draw:style-name="gr10" draw:layer="layout" svg:viewBox="12596 -22346 127 321" svg:d="m12596-22346v321h127v-321z"/>
          <dr3d:extrude draw:style-name="gr10" draw:layer="layout" svg:viewBox="12981 -22346 127 321" svg:d="m12981-22346v321h127v-321z"/>
          <dr3d:extrude draw:style-name="gr10" draw:layer="layout" svg:viewBox="13365 -22346 127 321" svg:d="m13365-22346v321h127v-321z"/>
          <dr3d:extrude draw:style-name="gr10" draw:layer="layout" svg:viewBox="13749 -22346 127 321" svg:d="m13749-22346v321h127v-321z"/>
          <dr3d:extrude draw:style-name="gr10" draw:layer="layout" svg:viewBox="14134 -22346 127 321" svg:d="m14134-22346v321h127v-321z"/>
          <dr3d:extrude draw:style-name="gr10" draw:layer="layout" svg:viewBox="14518 -22346 127 321" svg:d="m14518-22346v321h127v-321z"/>
          <dr3d:extrude draw:style-name="gr10" draw:layer="layout" svg:viewBox="14903 -22346 127 321" svg:d="m14903-22346v321h127v-321z"/>
          <dr3d:extrude draw:style-name="gr10" draw:layer="layout" svg:viewBox="15287 -22346 127 321" svg:d="m15287-22346v321h127v-321z"/>
          <dr3d:extrude draw:style-name="gr10" draw:layer="layout" svg:viewBox="15671 -22346 127 321" svg:d="m15671-22346v321h127v-321z"/>
          <dr3d:extrude draw:style-name="gr10" draw:layer="layout" svg:viewBox="10206 -21945 127 321" svg:d="m10206-21945v321h127v-321z"/>
          <dr3d:extrude draw:style-name="gr10" draw:layer="layout" svg:viewBox="10590 -21945 127 321" svg:d="m10590-21945v321h127v-321z"/>
          <dr3d:extrude draw:style-name="gr10" draw:layer="layout" svg:viewBox="10975 -21945 127 321" svg:d="m10975-21945v321h127v-321z"/>
          <dr3d:extrude draw:style-name="gr10" draw:layer="layout" svg:viewBox="11359 -21945 127 321" svg:d="m11359-21945v321h127v-321z"/>
          <dr3d:extrude draw:style-name="gr10" draw:layer="layout" svg:viewBox="11743 -21945 127 321" svg:d="m11743-21945v321h127v-321z"/>
          <dr3d:extrude draw:style-name="gr10" draw:layer="layout" svg:viewBox="12128 -21945 127 321" svg:d="m12128-21945v321h127v-321z"/>
          <dr3d:extrude draw:style-name="gr10" draw:layer="layout" svg:viewBox="12512 -21945 127 321" svg:d="m12512-21945v321h127v-321z"/>
          <dr3d:extrude draw:style-name="gr10" draw:layer="layout" svg:viewBox="12896 -21945 127 321" svg:d="m12896-21945v321h127v-321z"/>
          <dr3d:extrude draw:style-name="gr10" draw:layer="layout" svg:viewBox="13281 -21945 127 321" svg:d="m13281-21945v321h127v-321z"/>
          <dr3d:extrude draw:style-name="gr10" draw:layer="layout" svg:viewBox="13665 -21945 127 321" svg:d="m13665-21945v321h127v-321z"/>
          <dr3d:extrude draw:style-name="gr10" draw:layer="layout" svg:viewBox="14049 -21945 127 321" svg:d="m14049-21945v321h127v-321z"/>
          <dr3d:extrude draw:style-name="gr10" draw:layer="layout" svg:viewBox="14434 -21945 127 321" svg:d="m14434-21945v321h127v-321z"/>
          <dr3d:extrude draw:style-name="gr10" draw:layer="layout" svg:viewBox="14818 -21945 127 321" svg:d="m14818-21945v321h127v-321z"/>
          <dr3d:extrude draw:style-name="gr10" draw:layer="layout" svg:viewBox="15203 -21945 127 321" svg:d="m15203-21945v321h127v-321z"/>
          <dr3d:extrude draw:style-name="gr10" draw:layer="layout" svg:viewBox="15587 -21945 127 321" svg:d="m15587-21945v321h127v-321z"/>
          <dr3d:extrude draw:style-name="gr10" draw:layer="layout" svg:viewBox="15971 -21945 127 321" svg:d="m15971-21945v321h127v-321z"/>
          <dr3d:extrude draw:style-name="gr10" draw:layer="layout" svg:viewBox="10506 -21546 127 321" svg:d="m10506-21546v321h127v-321z"/>
          <dr3d:extrude draw:style-name="gr10" draw:layer="layout" svg:viewBox="10890 -21546 127 321" svg:d="m10890-21546v321h127v-321z"/>
          <dr3d:extrude draw:style-name="gr10" draw:layer="layout" svg:viewBox="11275 -21546 127 321" svg:d="m11275-21546v321h127v-321z"/>
          <dr3d:extrude draw:style-name="gr10" draw:layer="layout" svg:viewBox="11659 -21546 127 321" svg:d="m11659-21546v321h127v-321z"/>
          <dr3d:extrude draw:style-name="gr10" draw:layer="layout" svg:viewBox="12043 -21546 127 321" svg:d="m12043-21546v321h127v-321z"/>
          <dr3d:extrude draw:style-name="gr10" draw:layer="layout" svg:viewBox="12428 -21546 127 321" svg:d="m12428-21546v321h127v-321z"/>
          <dr3d:extrude draw:style-name="gr10" draw:layer="layout" svg:viewBox="12812 -21546 127 321" svg:d="m12812-21546v321h127v-321z"/>
          <dr3d:extrude draw:style-name="gr10" draw:layer="layout" svg:viewBox="13196 -21546 127 321" svg:d="m13196-21546v321h127v-321z"/>
          <dr3d:extrude draw:style-name="gr10" draw:layer="layout" svg:viewBox="13581 -21546 127 321" svg:d="m13581-21546v321h127v-321z"/>
          <dr3d:extrude draw:style-name="gr10" draw:layer="layout" svg:viewBox="13965 -21546 127 321" svg:d="m13965-21546v321h127v-321z"/>
          <dr3d:extrude draw:style-name="gr10" draw:layer="layout" svg:viewBox="14349 -21546 127 321" svg:d="m14349-21546v321h127v-321z"/>
          <dr3d:extrude draw:style-name="gr10" draw:layer="layout" svg:viewBox="14734 -21546 127 321" svg:d="m14734-21546v321h127v-321z"/>
          <dr3d:extrude draw:style-name="gr10" draw:layer="layout" svg:viewBox="15118 -21546 127 321" svg:d="m15118-21546v321h127v-321z"/>
          <dr3d:extrude draw:style-name="gr10" draw:layer="layout" svg:viewBox="15503 -21546 127 321" svg:d="m15503-21546v321h127v-321z"/>
          <dr3d:extrude draw:style-name="gr10" draw:layer="layout" svg:viewBox="15887 -21546 127 321" svg:d="m15887-21546v321h127v-321z"/>
          <dr3d:extrude draw:style-name="gr10" draw:layer="layout" svg:viewBox="16271 -21546 127 321" svg:d="m16271-21546v321h127v-321z"/>
          <dr3d:extrude draw:style-name="gr10" draw:layer="layout" svg:viewBox="10806 -21145 127 321" svg:d="m10806-21145v321h127v-321z"/>
          <dr3d:extrude draw:style-name="gr10" draw:layer="layout" svg:viewBox="11190 -21145 127 321" svg:d="m11190-21145v321h127v-321z"/>
          <dr3d:extrude draw:style-name="gr10" draw:layer="layout" svg:viewBox="11575 -21145 127 321" svg:d="m11575-21145v321h127v-321z"/>
          <dr3d:extrude draw:style-name="gr10" draw:layer="layout" svg:viewBox="11959 -21145 127 321" svg:d="m11959-21145v321h127v-321z"/>
          <dr3d:extrude draw:style-name="gr10" draw:layer="layout" svg:viewBox="12343 -21145 127 321" svg:d="m12343-21145v321h127v-321z"/>
          <dr3d:extrude draw:style-name="gr10" draw:layer="layout" svg:viewBox="12728 -21145 127 321" svg:d="m12728-21145v321h127v-321z"/>
          <dr3d:extrude draw:style-name="gr10" draw:layer="layout" svg:viewBox="13112 -21145 127 321" svg:d="m13112-21145v321h127v-321z"/>
          <dr3d:extrude draw:style-name="gr10" draw:layer="layout" svg:viewBox="13496 -21145 127 321" svg:d="m13496-21145v321h127v-321z"/>
          <dr3d:extrude draw:style-name="gr10" draw:layer="layout" svg:viewBox="13881 -21145 127 321" svg:d="m13881-21145v321h127v-321z"/>
          <dr3d:extrude draw:style-name="gr10" draw:layer="layout" svg:viewBox="14265 -21145 127 321" svg:d="m14265-21145v321h127v-321z"/>
          <dr3d:extrude draw:style-name="gr10" draw:layer="layout" svg:viewBox="14649 -21145 127 321" svg:d="m14649-21145v321h127v-321z"/>
          <dr3d:extrude draw:style-name="gr10" draw:layer="layout" svg:viewBox="15034 -21145 127 321" svg:d="m15034-21145v321h127v-321z"/>
          <dr3d:extrude draw:style-name="gr10" draw:layer="layout" svg:viewBox="15418 -21145 127 321" svg:d="m15418-21145v321h127v-321z"/>
          <dr3d:extrude draw:style-name="gr10" draw:layer="layout" svg:viewBox="15803 -21145 127 321" svg:d="m15803-21145v321h127v-321z"/>
          <dr3d:extrude draw:style-name="gr10" draw:layer="layout" svg:viewBox="16187 -21145 127 321" svg:d="m16187-21145v321h127v-321z"/>
          <dr3d:extrude draw:style-name="gr10" draw:layer="layout" svg:viewBox="16571 -21145 127 321" svg:d="m16571-21145v321h127v-321z"/>
          <dr3d:extrude draw:style-name="gr10" draw:layer="layout" svg:viewBox="11106 -20746 127 321" svg:d="m11106-20746v321h127v-321z"/>
          <dr3d:extrude draw:style-name="gr10" draw:layer="layout" svg:viewBox="11490 -20746 127 321" svg:d="m11490-20746v321h127v-321z"/>
          <dr3d:extrude draw:style-name="gr10" draw:layer="layout" svg:viewBox="11875 -20746 127 321" svg:d="m11875-20746v321h127v-321z"/>
          <dr3d:extrude draw:style-name="gr10" draw:layer="layout" svg:viewBox="12259 -20746 127 321" svg:d="m12259-20746v321h127v-321z"/>
          <dr3d:extrude draw:style-name="gr10" draw:layer="layout" svg:viewBox="12643 -20746 127 321" svg:d="m12643-20746v321h127v-321z"/>
          <dr3d:extrude draw:style-name="gr10" draw:layer="layout" svg:viewBox="13028 -20746 127 321" svg:d="m13028-20746v321h127v-321z"/>
          <dr3d:extrude draw:style-name="gr10" draw:layer="layout" svg:viewBox="13412 -20746 127 321" svg:d="m13412-20746v321h127v-321z"/>
          <dr3d:extrude draw:style-name="gr10" draw:layer="layout" svg:viewBox="13796 -20746 127 321" svg:d="m13796-20746v321h127v-321z"/>
          <dr3d:extrude draw:style-name="gr10" draw:layer="layout" svg:viewBox="14181 -20746 127 321" svg:d="m14181-20746v321h127v-321z"/>
          <dr3d:extrude draw:style-name="gr10" draw:layer="layout" svg:viewBox="14565 -20746 127 321" svg:d="m14565-20746v321h127v-321z"/>
          <dr3d:extrude draw:style-name="gr10" draw:layer="layout" svg:viewBox="14949 -20746 127 321" svg:d="m14949-20746v321h127v-321z"/>
          <dr3d:extrude draw:style-name="gr10" draw:layer="layout" svg:viewBox="15334 -20746 127 321" svg:d="m15334-20746v321h127v-321z"/>
          <dr3d:extrude draw:style-name="gr10" draw:layer="layout" svg:viewBox="15718 -20746 127 321" svg:d="m15718-20746v321h127v-321z"/>
          <dr3d:extrude draw:style-name="gr10" draw:layer="layout" svg:viewBox="16103 -20746 127 321" svg:d="m16103-20746v321h127v-321z"/>
          <dr3d:extrude draw:style-name="gr10" draw:layer="layout" svg:viewBox="16487 -20746 127 321" svg:d="m16487-20746v321h127v-321z"/>
          <dr3d:extrude draw:style-name="gr10" draw:layer="layout" svg:viewBox="16871 -20746 127 321" svg:d="m16871-20746v321h127v-321z"/>
          <dr3d:extrude draw:style-name="gr10" draw:layer="layout" svg:viewBox="11306 -20345 127 321" svg:d="m11306-20345v321h127v-321z"/>
          <dr3d:extrude draw:style-name="gr10" draw:layer="layout" svg:viewBox="11690 -20345 127 321" svg:d="m11690-20345v321h127v-321z"/>
          <dr3d:extrude draw:style-name="gr10" draw:layer="layout" svg:viewBox="12075 -20345 127 321" svg:d="m12075-20345v321h127v-321z"/>
          <dr3d:extrude draw:style-name="gr10" draw:layer="layout" svg:viewBox="12459 -20345 127 321" svg:d="m12459-20345v321h127v-321z"/>
          <dr3d:extrude draw:style-name="gr10" draw:layer="layout" svg:viewBox="12843 -20345 127 321" svg:d="m12843-20345v321h127v-321z"/>
          <dr3d:extrude draw:style-name="gr10" draw:layer="layout" svg:viewBox="13228 -20345 127 321" svg:d="m13228-20345v321h127v-321z"/>
          <dr3d:extrude draw:style-name="gr10" draw:layer="layout" svg:viewBox="13612 -20345 127 321" svg:d="m13612-20345v321h127v-321z"/>
          <dr3d:extrude draw:style-name="gr10" draw:layer="layout" svg:viewBox="13996 -20345 127 321" svg:d="m13996-20345v321h127v-321z"/>
          <dr3d:extrude draw:style-name="gr10" draw:layer="layout" svg:viewBox="14381 -20345 127 321" svg:d="m14381-20345v321h127v-321z"/>
          <dr3d:extrude draw:style-name="gr10" draw:layer="layout" svg:viewBox="14765 -20345 127 321" svg:d="m14765-20345v321h127v-321z"/>
          <dr3d:extrude draw:style-name="gr10" draw:layer="layout" svg:viewBox="15149 -20345 127 321" svg:d="m15149-20345v321h127v-321z"/>
          <dr3d:extrude draw:style-name="gr10" draw:layer="layout" svg:viewBox="15534 -20345 127 321" svg:d="m15534-20345v321h127v-321z"/>
          <dr3d:extrude draw:style-name="gr10" draw:layer="layout" svg:viewBox="15918 -20345 127 321" svg:d="m15918-20345v321h127v-321z"/>
          <dr3d:extrude draw:style-name="gr10" draw:layer="layout" svg:viewBox="16303 -20345 127 321" svg:d="m16303-20345v321h127v-321z"/>
          <dr3d:extrude draw:style-name="gr10" draw:layer="layout" svg:viewBox="16687 -20345 127 321" svg:d="m16687-20345v321h127v-321z"/>
          <dr3d:extrude draw:style-name="gr10" draw:layer="layout" svg:viewBox="17071 -20345 127 321" svg:d="m17071-20345v321h127v-321z"/>
          <dr3d:extrude draw:style-name="gr10" draw:layer="layout" svg:viewBox="11606 -19946 127 321" svg:d="m11606-19946v321h127v-321z"/>
          <dr3d:extrude draw:style-name="gr10" draw:layer="layout" svg:viewBox="11990 -19946 127 321" svg:d="m11990-19946v321h127v-321z"/>
          <dr3d:extrude draw:style-name="gr10" draw:layer="layout" svg:viewBox="12375 -19946 127 321" svg:d="m12375-19946v321h127v-321z"/>
          <dr3d:extrude draw:style-name="gr10" draw:layer="layout" svg:viewBox="12759 -19946 127 321" svg:d="m12759-19946v321h127v-321z"/>
          <dr3d:extrude draw:style-name="gr10" draw:layer="layout" svg:viewBox="13143 -19946 127 321" svg:d="m13143-19946v321h127v-321z"/>
          <dr3d:extrude draw:style-name="gr10" draw:layer="layout" svg:viewBox="13528 -19946 127 321" svg:d="m13528-19946v321h127v-321z"/>
          <dr3d:extrude draw:style-name="gr10" draw:layer="layout" svg:viewBox="13912 -19946 127 321" svg:d="m13912-19946v321h127v-321z"/>
          <dr3d:extrude draw:style-name="gr10" draw:layer="layout" svg:viewBox="14296 -19946 127 321" svg:d="m14296-19946v321h127v-321z"/>
          <dr3d:extrude draw:style-name="gr10" draw:layer="layout" svg:viewBox="14681 -19946 127 321" svg:d="m14681-19946v321h127v-321z"/>
          <dr3d:extrude draw:style-name="gr10" draw:layer="layout" svg:viewBox="15065 -19946 127 321" svg:d="m15065-19946v321h127v-321z"/>
          <dr3d:extrude draw:style-name="gr10" draw:layer="layout" svg:viewBox="15449 -19946 127 321" svg:d="m15449-19946v321h127v-321z"/>
          <dr3d:extrude draw:style-name="gr10" draw:layer="layout" svg:viewBox="15834 -19946 127 321" svg:d="m15834-19946v321h127v-321z"/>
          <dr3d:extrude draw:style-name="gr10" draw:layer="layout" svg:viewBox="16218 -19946 127 321" svg:d="m16218-19946v321h127v-321z"/>
          <dr3d:extrude draw:style-name="gr10" draw:layer="layout" svg:viewBox="16603 -19946 127 321" svg:d="m16603-19946v321h127v-321z"/>
          <dr3d:extrude draw:style-name="gr10" draw:layer="layout" svg:viewBox="16987 -19946 127 321" svg:d="m16987-19946v321h127v-321z"/>
          <dr3d:extrude draw:style-name="gr10" draw:layer="layout" svg:viewBox="17371 -19946 127 321" svg:d="m17371-19946v321h127v-321z"/>
          <dr3d:extrude draw:style-name="gr10" draw:layer="layout" svg:viewBox="11906 -19545 127 321" svg:d="m11906-19545v321h127v-321z"/>
          <dr3d:extrude draw:style-name="gr10" draw:layer="layout" svg:viewBox="12290 -19545 127 321" svg:d="m12290-19545v321h127v-321z"/>
          <dr3d:extrude draw:style-name="gr10" draw:layer="layout" svg:viewBox="12675 -19545 127 321" svg:d="m12675-19545v321h127v-321z"/>
          <dr3d:extrude draw:style-name="gr10" draw:layer="layout" svg:viewBox="13059 -19545 127 321" svg:d="m13059-19545v321h127v-321z"/>
          <dr3d:extrude draw:style-name="gr10" draw:layer="layout" svg:viewBox="13443 -19545 127 321" svg:d="m13443-19545v321h127v-321z"/>
          <dr3d:extrude draw:style-name="gr10" draw:layer="layout" svg:viewBox="13828 -19545 127 321" svg:d="m13828-19545v321h127v-321z"/>
          <dr3d:extrude draw:style-name="gr10" draw:layer="layout" svg:viewBox="14212 -19545 127 321" svg:d="m14212-19545v321h127v-321z"/>
          <dr3d:extrude draw:style-name="gr10" draw:layer="layout" svg:viewBox="14596 -19545 127 321" svg:d="m14596-19545v321h127v-321z"/>
          <dr3d:extrude draw:style-name="gr10" draw:layer="layout" svg:viewBox="14981 -19545 127 321" svg:d="m14981-19545v321h127v-321z"/>
          <dr3d:extrude draw:style-name="gr10" draw:layer="layout" svg:viewBox="15365 -19545 127 321" svg:d="m15365-19545v321h127v-321z"/>
          <dr3d:extrude draw:style-name="gr10" draw:layer="layout" svg:viewBox="15749 -19545 127 321" svg:d="m15749-19545v321h127v-321z"/>
          <dr3d:extrude draw:style-name="gr10" draw:layer="layout" svg:viewBox="16134 -19545 127 321" svg:d="m16134-19545v321h127v-321z"/>
          <dr3d:extrude draw:style-name="gr10" draw:layer="layout" svg:viewBox="16518 -19545 127 321" svg:d="m16518-19545v321h127v-321z"/>
          <dr3d:extrude draw:style-name="gr10" draw:layer="layout" svg:viewBox="16903 -19545 127 321" svg:d="m16903-19545v321h127v-321z"/>
          <dr3d:extrude draw:style-name="gr10" draw:layer="layout" svg:viewBox="17287 -19545 127 321" svg:d="m17287-19545v321h127v-321z"/>
          <dr3d:extrude draw:style-name="gr10" draw:layer="layout" svg:viewBox="17671 -19545 127 321" svg:d="m17671-19545v321h127v-321z"/>
          <dr3d:extrude draw:style-name="gr10" draw:layer="layout" svg:viewBox="12206 -19146 127 321" svg:d="m12206-19146v321h127v-321z"/>
          <dr3d:extrude draw:style-name="gr10" draw:layer="layout" svg:viewBox="12590 -19146 127 321" svg:d="m12590-19146v321h127v-321z"/>
          <dr3d:extrude draw:style-name="gr10" draw:layer="layout" svg:viewBox="12975 -19146 127 321" svg:d="m12975-19146v321h127v-321z"/>
          <dr3d:extrude draw:style-name="gr10" draw:layer="layout" svg:viewBox="13359 -19146 127 321" svg:d="m13359-19146v321h127v-321z"/>
          <dr3d:extrude draw:style-name="gr10" draw:layer="layout" svg:viewBox="13743 -19146 127 321" svg:d="m13743-19146v321h127v-321z"/>
          <dr3d:extrude draw:style-name="gr10" draw:layer="layout" svg:viewBox="14128 -19146 127 321" svg:d="m14128-19146v321h127v-321z"/>
          <dr3d:extrude draw:style-name="gr10" draw:layer="layout" svg:viewBox="14512 -19146 127 321" svg:d="m14512-19146v321h127v-321z"/>
          <dr3d:extrude draw:style-name="gr10" draw:layer="layout" svg:viewBox="14896 -19146 127 321" svg:d="m14896-19146v321h127v-321z"/>
          <dr3d:extrude draw:style-name="gr10" draw:layer="layout" svg:viewBox="15281 -19146 127 321" svg:d="m15281-19146v321h127v-321z"/>
          <dr3d:extrude draw:style-name="gr10" draw:layer="layout" svg:viewBox="15665 -19146 127 321" svg:d="m15665-19146v321h127v-321z"/>
          <dr3d:extrude draw:style-name="gr10" draw:layer="layout" svg:viewBox="16049 -19146 127 321" svg:d="m16049-19146v321h127v-321z"/>
          <dr3d:extrude draw:style-name="gr10" draw:layer="layout" svg:viewBox="16434 -19146 127 321" svg:d="m16434-19146v321h127v-321z"/>
          <dr3d:extrude draw:style-name="gr10" draw:layer="layout" svg:viewBox="16818 -19146 127 321" svg:d="m16818-19146v321h127v-321z"/>
          <dr3d:extrude draw:style-name="gr10" draw:layer="layout" svg:viewBox="17203 -19146 127 321" svg:d="m17203-19146v321h127v-321z"/>
          <dr3d:extrude draw:style-name="gr10" draw:layer="layout" svg:viewBox="17587 -19146 127 321" svg:d="m17587-19146v321h127v-321z"/>
          <dr3d:extrude draw:style-name="gr10" draw:layer="layout" svg:viewBox="17971 -19146 127 321" svg:d="m17971-19146v321h127v-321z"/>
          <dr3d:extrude draw:style-name="gr10" draw:layer="layout" svg:viewBox="12506 -18745 127 321" svg:d="m12506-18745v321h127v-321z"/>
          <dr3d:extrude draw:style-name="gr10" draw:layer="layout" svg:viewBox="12890 -18745 127 321" svg:d="m12890-18745v321h127v-321z"/>
          <dr3d:extrude draw:style-name="gr10" draw:layer="layout" svg:viewBox="13275 -18745 127 321" svg:d="m13275-18745v321h127v-321z"/>
          <dr3d:extrude draw:style-name="gr10" draw:layer="layout" svg:viewBox="13659 -18745 127 321" svg:d="m13659-18745v321h127v-321z"/>
          <dr3d:extrude draw:style-name="gr10" draw:layer="layout" svg:viewBox="14043 -18745 127 321" svg:d="m14043-18745v321h127v-321z"/>
          <dr3d:extrude draw:style-name="gr10" draw:layer="layout" svg:viewBox="14428 -18745 127 321" svg:d="m14428-18745v321h127v-321z"/>
          <dr3d:extrude draw:style-name="gr10" draw:layer="layout" svg:viewBox="14812 -18745 127 321" svg:d="m14812-18745v321h127v-321z"/>
          <dr3d:extrude draw:style-name="gr10" draw:layer="layout" svg:viewBox="15196 -18745 127 321" svg:d="m15196-18745v321h127v-321z"/>
          <dr3d:extrude draw:style-name="gr10" draw:layer="layout" svg:viewBox="15581 -18745 127 321" svg:d="m15581-18745v321h127v-321z"/>
          <dr3d:extrude draw:style-name="gr10" draw:layer="layout" svg:viewBox="15965 -18745 127 321" svg:d="m15965-18745v321h127v-321z"/>
          <dr3d:extrude draw:style-name="gr10" draw:layer="layout" svg:viewBox="16349 -18745 127 321" svg:d="m16349-18745v321h127v-321z"/>
          <dr3d:extrude draw:style-name="gr10" draw:layer="layout" svg:viewBox="16734 -18745 127 321" svg:d="m16734-18745v321h127v-321z"/>
          <dr3d:extrude draw:style-name="gr10" draw:layer="layout" svg:viewBox="17118 -18745 127 321" svg:d="m17118-18745v321h127v-321z"/>
          <dr3d:extrude draw:style-name="gr10" draw:layer="layout" svg:viewBox="17503 -18745 127 321" svg:d="m17503-18745v321h127v-321z"/>
          <dr3d:extrude draw:style-name="gr10" draw:layer="layout" svg:viewBox="17887 -18745 127 321" svg:d="m17887-18745v321h127v-321z"/>
          <dr3d:extrude draw:style-name="gr10" draw:layer="layout" svg:viewBox="18271 -18745 127 321" svg:d="m18271-18745v321h127v-321z"/>
          <dr3d:extrude draw:style-name="gr10" draw:layer="layout" svg:viewBox="12806 -18346 127 321" svg:d="m12806-18346v321h127v-321z"/>
          <dr3d:extrude draw:style-name="gr10" draw:layer="layout" svg:viewBox="13190 -18346 127 321" svg:d="m13190-18346v321h127v-321z"/>
          <dr3d:extrude draw:style-name="gr10" draw:layer="layout" svg:viewBox="13575 -18346 127 321" svg:d="m13575-18346v321h127v-321z"/>
          <dr3d:extrude draw:style-name="gr10" draw:layer="layout" svg:viewBox="13959 -18346 127 321" svg:d="m13959-18346v321h127v-321z"/>
          <dr3d:extrude draw:style-name="gr10" draw:layer="layout" svg:viewBox="14343 -18346 127 321" svg:d="m14343-18346v321h127v-321z"/>
          <dr3d:extrude draw:style-name="gr10" draw:layer="layout" svg:viewBox="14728 -18346 127 321" svg:d="m14728-18346v321h127v-321z"/>
          <dr3d:extrude draw:style-name="gr10" draw:layer="layout" svg:viewBox="15112 -18346 127 321" svg:d="m15112-18346v321h127v-321z"/>
          <dr3d:extrude draw:style-name="gr10" draw:layer="layout" svg:viewBox="15496 -18346 127 321" svg:d="m15496-18346v321h127v-321z"/>
          <dr3d:extrude draw:style-name="gr10" draw:layer="layout" svg:viewBox="15881 -18346 127 321" svg:d="m15881-18346v321h127v-321z"/>
          <dr3d:extrude draw:style-name="gr10" draw:layer="layout" svg:viewBox="16265 -18346 127 321" svg:d="m16265-18346v321h127v-321z"/>
          <dr3d:extrude draw:style-name="gr10" draw:layer="layout" svg:viewBox="16649 -18346 127 321" svg:d="m16649-18346v321h127v-321z"/>
          <dr3d:extrude draw:style-name="gr10" draw:layer="layout" svg:viewBox="17034 -18346 127 321" svg:d="m17034-18346v321h127v-321z"/>
          <dr3d:extrude draw:style-name="gr10" draw:layer="layout" svg:viewBox="17418 -18346 127 321" svg:d="m17418-18346v321h127v-321z"/>
          <dr3d:extrude draw:style-name="gr10" draw:layer="layout" svg:viewBox="17803 -18346 127 321" svg:d="m17803-18346v321h127v-321z"/>
          <dr3d:extrude draw:style-name="gr10" draw:layer="layout" svg:viewBox="18187 -18346 127 321" svg:d="m18187-18346v321h127v-321z"/>
          <dr3d:extrude draw:style-name="gr10" draw:layer="layout" svg:viewBox="18571 -18346 127 321" svg:d="m18571-18346v321h127v-321z"/>
          <dr3d:extrude draw:style-name="gr10" draw:layer="layout" svg:viewBox="13106 -17945 127 321" svg:d="m13106-17945v321h127v-321z"/>
          <dr3d:extrude draw:style-name="gr10" draw:layer="layout" svg:viewBox="13490 -17945 127 321" svg:d="m13490-17945v321h127v-321z"/>
          <dr3d:extrude draw:style-name="gr10" draw:layer="layout" svg:viewBox="13875 -17945 127 321" svg:d="m13875-17945v321h127v-321z"/>
          <dr3d:extrude draw:style-name="gr10" draw:layer="layout" svg:viewBox="14259 -17945 127 321" svg:d="m14259-17945v321h127v-321z"/>
          <dr3d:extrude draw:style-name="gr10" draw:layer="layout" svg:viewBox="14643 -17945 127 321" svg:d="m14643-17945v321h127v-321z"/>
          <dr3d:extrude draw:style-name="gr10" draw:layer="layout" svg:viewBox="15028 -17945 127 321" svg:d="m15028-17945v321h127v-321z"/>
          <dr3d:extrude draw:style-name="gr10" draw:layer="layout" svg:viewBox="15412 -17945 127 321" svg:d="m15412-17945v321h127v-321z"/>
          <dr3d:extrude draw:style-name="gr10" draw:layer="layout" svg:viewBox="15796 -17945 127 321" svg:d="m15796-17945v321h127v-321z"/>
          <dr3d:extrude draw:style-name="gr10" draw:layer="layout" svg:viewBox="16181 -17945 127 321" svg:d="m16181-17945v321h127v-321z"/>
          <dr3d:extrude draw:style-name="gr10" draw:layer="layout" svg:viewBox="16565 -17945 127 321" svg:d="m16565-17945v321h127v-321z"/>
          <dr3d:extrude draw:style-name="gr10" draw:layer="layout" svg:viewBox="16949 -17945 127 321" svg:d="m16949-17945v321h127v-321z"/>
          <dr3d:extrude draw:style-name="gr10" draw:layer="layout" svg:viewBox="17334 -17945 127 321" svg:d="m17334-17945v321h127v-321z"/>
          <dr3d:extrude draw:style-name="gr10" draw:layer="layout" svg:viewBox="17718 -17945 127 321" svg:d="m17718-17945v321h127v-321z"/>
          <dr3d:extrude draw:style-name="gr10" draw:layer="layout" svg:viewBox="18103 -17945 127 321" svg:d="m18103-17945v321h127v-321z"/>
          <dr3d:extrude draw:style-name="gr10" draw:layer="layout" svg:viewBox="18487 -17945 127 321" svg:d="m18487-17945v321h127v-321z"/>
          <dr3d:extrude draw:style-name="gr10" draw:layer="layout" svg:viewBox="18871 -17945 127 321" svg:d="m18871-17945v321h127v-321z"/>
          <dr3d:extrude draw:style-name="gr10" draw:layer="layout" svg:viewBox="13406 -17546 127 321" svg:d="m13406-17546v321h127v-321z"/>
          <dr3d:extrude draw:style-name="gr10" draw:layer="layout" svg:viewBox="13790 -17546 127 321" svg:d="m13790-17546v321h127v-321z"/>
          <dr3d:extrude draw:style-name="gr10" draw:layer="layout" svg:viewBox="14175 -17546 127 321" svg:d="m14175-17546v321h127v-321z"/>
          <dr3d:extrude draw:style-name="gr10" draw:layer="layout" svg:viewBox="14559 -17546 127 321" svg:d="m14559-17546v321h127v-321z"/>
          <dr3d:extrude draw:style-name="gr10" draw:layer="layout" svg:viewBox="14943 -17546 127 321" svg:d="m14943-17546v321h127v-321z"/>
          <dr3d:extrude draw:style-name="gr10" draw:layer="layout" svg:viewBox="15328 -17546 127 321" svg:d="m15328-17546v321h127v-321z"/>
          <dr3d:extrude draw:style-name="gr10" draw:layer="layout" svg:viewBox="15712 -17546 127 321" svg:d="m15712-17546v321h127v-321z"/>
          <dr3d:extrude draw:style-name="gr10" draw:layer="layout" svg:viewBox="16096 -17546 127 321" svg:d="m16096-17546v321h127v-321z"/>
          <dr3d:extrude draw:style-name="gr10" draw:layer="layout" svg:viewBox="16481 -17546 127 321" svg:d="m16481-17546v321h127v-321z"/>
          <dr3d:extrude draw:style-name="gr10" draw:layer="layout" svg:viewBox="16865 -17546 127 321" svg:d="m16865-17546v321h127v-321z"/>
          <dr3d:extrude draw:style-name="gr10" draw:layer="layout" svg:viewBox="17249 -17546 127 321" svg:d="m17249-17546v321h127v-321z"/>
          <dr3d:extrude draw:style-name="gr10" draw:layer="layout" svg:viewBox="17634 -17546 127 321" svg:d="m17634-17546v321h127v-321z"/>
          <dr3d:extrude draw:style-name="gr10" draw:layer="layout" svg:viewBox="18018 -17546 127 321" svg:d="m18018-17546v321h127v-321z"/>
          <dr3d:extrude draw:style-name="gr10" draw:layer="layout" svg:viewBox="18403 -17546 127 321" svg:d="m18403-17546v321h127v-321z"/>
          <dr3d:extrude draw:style-name="gr10" draw:layer="layout" svg:viewBox="18787 -17546 127 321" svg:d="m18787-17546v321h127v-321z"/>
          <dr3d:extrude draw:style-name="gr10" draw:layer="layout" svg:viewBox="19171 -17546 127 321" svg:d="m19171-17546v321h127v-321z"/>
        </dr3d:scene>
        <draw:measure draw:style-name="gr3" draw:text-style-name="P1" draw:layer="layout" svg:x1="7.35cm" svg:y1="21.21cm" svg:x2="19.415cm" svg:y2="21.21cm">
          <text:p text:style-name="P2"><text:span text:style-name="T1">64 Cycles</text:span></text:p>
        </draw:measure>
        <draw:measure draw:style-name="gr3" draw:text-style-name="P1" draw:layer="layout" svg:x1="2.905cm" svg:y1="26.925cm" svg:x2="7.35cm" svg:y2="21.21cm">
          <text:p text:style-name="P1">16 Bands</text:p>
        </draw:measure>
        <draw:measure draw:style-name="gr11" draw:text-style-name="P2" draw:layer="layout" svg:x1="10.725cm" svg:y1="3.875cm" svg:x2="19.615cm" svg:y2="3.875cm">
          <text:p text:style-name="P2"><text:span text:style-name="T1">0.25 x 64 = 16 <text:s text:c="2"/>milliseconds</text:span></text:p>
        </draw:measure>
        <draw:custom-shape draw:style-name="gr5" draw:text-style-name="P1" draw:layer="layout" svg:width="0.127cm" svg:height="1.27cm" svg:x="10.698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1.082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1.467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1.851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2.235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2.62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3.004cm" svg:y="4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27cm" svg:height="1.27cm" svg:x="13.388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3.773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4.157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4.541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4.926cm" svg:y="4.134cm">
          <text:p/>
          <draw:enhanced-geometry svg:viewBox="0 0 21600 21600" draw:type="rectangle" draw:enhanced-path="M 0 0 L 21600 0 21600 21600 0 21600 0 0 Z N"/>
        </draw:custom-shape>
        <draw:measure draw:style-name="gr12" draw:text-style-name="P3" draw:layer="layout" svg:x1="16.793cm" svg:y1="4.869cm" svg:x2="17.481cm" svg:y2="4.869cm">
          <text:p text:style-name="P3"><text:span text:style-name="T1">0.25 <text:s text:c="2"/>milliseconds</text:span></text:p>
        </draw:measure>
        <draw:custom-shape draw:style-name="gr5" draw:text-style-name="P1" draw:layer="layout" svg:width="0.127cm" svg:height="1.27cm" svg:x="15.31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5.695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6.079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6.463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6.848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7.232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7.616cm" svg:y="4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127cm" svg:height="1.27cm" svg:x="18.001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8.385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8.769cm" svg:y="4.1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1.27cm" svg:x="19.154cm" svg:y="4.13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1.417cm" svg:y="5.445cm">
          <draw:text-box>
            <text:p>0</text:p>
          </draw:text-box>
        </draw:frame>
        <draw:frame draw:style-name="gr4" draw:layer="layout" svg:width="1.205cm" svg:height="0.962cm" svg:x="10.318cm" svg:y="5.445cm">
          <draw:text-box>
            <text:p>64</text:p>
          </draw:text-box>
        </draw:frame>
        <draw:frame draw:style-name="gr4" draw:layer="layout" svg:width="1.556cm" svg:height="0.962cm" svg:x="19.05cm" svg:y="5.378cm">
          <draw:text-box>
            <text:p>127</text:p>
          </draw:text-box>
        </draw:frame>
        <draw:custom-shape draw:style-name="gr13" draw:text-style-name="P1" draw:layer="layout" svg:width="0.635cm" svg:height="8.888cm" draw:transform="skewX (-0.0109955742875643) rotate (1.56381500978692) translate (1.639cm 6.77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" draw:layer="layout" svg:width="0.635cm" svg:height="8.888cm" draw:transform="skewX (-0.0109955742875643) rotate (1.56381500978692) translate (10.638cm 6.774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127cm" svg:height="1.27cm" svg:x="1.906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2.29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2.675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3.059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3.443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3.828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4.212cm" svg:y="11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127cm" svg:height="1.27cm" svg:x="4.596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4.981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5.365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5.749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6.134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6.518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6.903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7.287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7.671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8.056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8.44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8.824cm" svg:y="11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127cm" svg:height="1.27cm" svg:x="9.209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9.593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9.977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0.362cm" svg:y="11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0.744cm" svg:y="11.0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635cm" svg:height="9.701cm" draw:transform="rotate (-1.18141337067496) translate (14.755cm 6.71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127cm" svg:height="1.27cm" svg:x="11.16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1.544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1.929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2.313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2.697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3.082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3.466cm" svg:y="11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127cm" svg:height="1.27cm" svg:x="13.85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4.235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4.619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5.003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5.388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5.772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6.157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6.541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6.925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7.31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7.694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8.078cm" svg:y="11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127cm" svg:height="1.27cm" svg:x="18.463cm" svg:y="11.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1.27cm" svg:x="18.847cm" svg:y="11.0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cm" svg:y1="12.33cm" svg:x2="20.615cm" svg:y2="12.295cm">
          <text:p/>
        </draw:line>
        <draw:custom-shape draw:style-name="gr14" draw:text-style-name="P1" draw:layer="layout" svg:width="0.635cm" svg:height="9.701cm" draw:transform="rotate (1.18368229870255) translate (6.195cm 7.3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layer="layout" svg:width="1.205cm" svg:height="0.962cm" svg:x="1.417cm" svg:y="10.263cm">
          <draw:text-box>
            <text:p>64</text:p>
          </draw:text-box>
        </draw:frame>
        <draw:frame draw:style-name="gr4" draw:layer="layout" svg:width="2.263cm" svg:height="0.962cm" svg:x="10.318cm" svg:y="10.263cm">
          <draw:text-box>
            <text:p>127..0</text:p>
          </draw:text-box>
        </draw:frame>
        <draw:frame draw:style-name="gr4" draw:layer="layout" svg:width="1.205cm" svg:height="0.962cm" svg:x="19.05cm" svg:y="10.196cm">
          <draw:text-box>
            <text:p>63</text:p>
          </draw:text-box>
        </draw:frame>
        <draw:custom-shape draw:style-name="gr15" draw:text-style-name="P1" draw:layer="layout" svg:width="0.999cm" svg:height="1.285cm" draw:transform="rotate (-1.57812670965327) translate (11.997cm 1.92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10.705cm" svg:y1="1.65cm" svg:x2="10.705cm" svg:y2="3.555cm">
          <text:p/>
        </draw:line>
        <draw:custom-shape draw:style-name="gr15" draw:text-style-name="P1" draw:layer="layout" svg:width="0.999cm" svg:height="1.285cm" draw:transform="rotate (-1.57812670965327) translate (20.495cm 1.92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19.203cm" svg:y1="1.65cm" svg:x2="19.203cm" svg:y2="3.555cm">
          <text:p/>
        </draw:line>
        <draw:custom-shape draw:style-name="gr17" draw:text-style-name="P4" draw:layer="layout" svg:width="5.08cm" svg:height="1.905cm" svg:x="14.335cm" svg:y="7.45cm">
          <text:p text:style-name="P1"><text:span text:style-name="T2">Two half “swapped”</text:span></text:p>
          <text:p text:style-name="P1"><text:span text:style-name="T2"><text:s/></text:span><text:span text:style-name="T2">in sub-cycle 1.</text:span></text:p>
          <draw:enhanced-geometry svg:viewBox="0 0 21600 21600" draw:text-areas="800 800 20800 20800" draw:type="round-rectangular-callout" draw:modifiers="-11788.3881125763 15661.69989506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" draw:layer="layout" svg:width="0.999cm" svg:height="1.285cm" draw:transform="rotate (-1.57812670965327) translate (12.093cm 15.82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10.801cm" svg:y1="15.55cm" svg:x2="10.801cm" svg:y2="17.4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d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ician </meta:initial-creator>
    <meta:creation-date>2011-09-11T08:18:18</meta:creation-date>
    <dc:date>2012-10-18T19:42:26</dc:date>
    <dc:creator>magician </dc:creator>
    <meta:editing-duration>PT2H40M27S</meta:editing-duration>
    <meta:editing-cycles>7</meta:editing-cycles>
    <meta:generator>LibreOffice/3.5$Linux_x86 LibreOffice_project/350m1$Build-2</meta:generator>
    <meta:document-statistic meta:object-count="661"/>
  </office:meta>
</office:document-meta>
</file>